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526cm" fo:break-before="auto" style:use-optimal-row-height="true"/>
    </style:style>
    <style:style style:name="ro11" style:family="table-row">
      <style:table-row-properties style:row-height="1.289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de.wiktionary.org/wiki/Kategorie:Deutsch" xlink:type="simple">Deutsch</text:a> </text:p>
          </table:table-cell>
          <table:table-cell table:style-name="ce1" office:value-type="string" calcext:value-type="string">
            <text:p><text:a xlink:href="https://de.wiktionary.org/wiki/Montag" xlink:type="simple">Montag</text:a> </text:p>
          </table:table-cell>
          <table:table-cell table:style-name="ce1" office:value-type="string" calcext:value-type="string">
            <text:p><text:a xlink:href="https://de.wiktionary.org/wiki/Dienstag" xlink:type="simple">Dienstag</text:a> </text:p>
          </table:table-cell>
          <table:table-cell table:style-name="ce1" office:value-type="string" calcext:value-type="string">
            <text:p><text:a xlink:href="https://de.wiktionary.org/wiki/Mittwoch" xlink:type="simple">Mittwoch</text:a> </text:p>
          </table:table-cell>
          <table:table-cell table:style-name="ce1" office:value-type="string" calcext:value-type="string">
            <text:p><text:a xlink:href="https://de.wiktionary.org/wiki/Donnerstag" xlink:type="simple">Donnerstag</text:a> </text:p>
          </table:table-cell>
          <table:table-cell table:style-name="ce1" office:value-type="string" calcext:value-type="string">
            <text:p><text:a xlink:href="https://de.wiktionary.org/wiki/Freitag" xlink:type="simple">Freitag</text:a> </text:p>
          </table:table-cell>
          <table:table-cell table:style-name="ce1" office:value-type="string" calcext:value-type="string">
            <text:p><text:a xlink:href="https://de.wiktionary.org/wiki/Samstag" xlink:type="simple">Samstag</text:a> </text:p>
          </table:table-cell>
          <table:table-cell table:style-name="ce1" office:value-type="string" calcext:value-type="string">
            <text:p><text:a xlink:href="https://de.wiktionary.org/wiki/Sonntag" xlink:type="simple">Sonntag</text:a> 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de.wiktionary.org/wiki/Kategorie:Abchasisch" xlink:type="simple">Abchasisch</text:a> </text:p>
          </table:table-cell>
          <table:table-cell office:value-type="string" calcext:value-type="string">
            <text:p><text:a xlink:href="https://de.wiktionary.org/w/index.php?title=ашәахь&amp;action=edit&amp;redlink=1" xlink:type="simple">ашәахь</text:a> </text:p>
          </table:table-cell>
          <table:table-cell office:value-type="string" calcext:value-type="string">
            <text:p><text:a xlink:href="https://de.wiktionary.org/w/index.php?title=аҩаш&amp;action=edit&amp;redlink=1" xlink:type="simple">аҩаш</text:a> </text:p>
          </table:table-cell>
          <table:table-cell office:value-type="string" calcext:value-type="string">
            <text:p><text:a xlink:href="https://de.wiktionary.org/w/index.php?title=ахаш&amp;action=edit&amp;redlink=1" xlink:type="simple">ахаш</text:a> </text:p>
          </table:table-cell>
          <table:table-cell office:value-type="string" calcext:value-type="string">
            <text:p><text:a xlink:href="https://de.wiktionary.org/w/index.php?title=аҧшьаш&amp;action=edit&amp;redlink=1" xlink:type="simple">аҧшьаш</text:a> </text:p>
          </table:table-cell>
          <table:table-cell office:value-type="string" calcext:value-type="string">
            <text:p><text:a xlink:href="https://de.wiktionary.org/w/index.php?title=ахәуаш&amp;action=edit&amp;redlink=1" xlink:type="simple">ахәуаш</text:a> </text:p>
          </table:table-cell>
          <table:table-cell office:value-type="string" calcext:value-type="string">
            <text:p><text:a xlink:href="https://de.wiktionary.org/w/index.php?title=асабш&amp;action=edit&amp;redlink=1" xlink:type="simple">асабш</text:a> </text:p>
          </table:table-cell>
          <table:table-cell office:value-type="string" calcext:value-type="string">
            <text:p><text:a xlink:href="https://de.wiktionary.org/w/index.php?title=амҽыш&amp;action=edit&amp;redlink=1" xlink:type="simple">амҽыш</text:a> 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de.wiktionary.org/wiki/Kategorie:Afrikaans" xlink:type="simple">Afrikaans</text:a> </text:p>
          </table:table-cell>
          <table:table-cell office:value-type="string" calcext:value-type="string">
            <text:p><text:a xlink:href="https://de.wiktionary.org/w/index.php?title=Maandag&amp;action=edit&amp;redlink=1" xlink:type="simple">Maandag</text:a> </text:p>
          </table:table-cell>
          <table:table-cell office:value-type="string" calcext:value-type="string">
            <text:p><text:a xlink:href="https://de.wiktionary.org/w/index.php?title=Dinsdag&amp;action=edit&amp;redlink=1" xlink:type="simple">Dinsdag</text:a> </text:p>
          </table:table-cell>
          <table:table-cell office:value-type="string" calcext:value-type="string">
            <text:p><text:a xlink:href="https://de.wiktionary.org/w/index.php?title=Woensdag&amp;action=edit&amp;redlink=1" xlink:type="simple">Woensdag</text:a> </text:p>
          </table:table-cell>
          <table:table-cell office:value-type="string" calcext:value-type="string">
            <text:p><text:a xlink:href="https://de.wiktionary.org/w/index.php?title=Donderdag&amp;action=edit&amp;redlink=1" xlink:type="simple">Donderdag</text:a> </text:p>
          </table:table-cell>
          <table:table-cell office:value-type="string" calcext:value-type="string">
            <text:p><text:a xlink:href="https://de.wiktionary.org/w/index.php?title=Vrydag&amp;action=edit&amp;redlink=1" xlink:type="simple">Vrydag</text:a> </text:p>
          </table:table-cell>
          <table:table-cell office:value-type="string" calcext:value-type="string">
            <text:p><text:a xlink:href="https://de.wiktionary.org/w/index.php?title=Saterdag&amp;action=edit&amp;redlink=1" xlink:type="simple">Saterdag</text:a> </text:p>
          </table:table-cell>
          <table:table-cell office:value-type="string" calcext:value-type="string">
            <text:p><text:a xlink:href="https://de.wiktionary.org/w/index.php?title=Sondag&amp;action=edit&amp;redlink=1" xlink:type="simple">Sondag</text:a> 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de.wiktionary.org/wiki/Kategorie:Albanisch" xlink:type="simple">Albanisch</text:a> </text:p>
          </table:table-cell>
          <table:table-cell office:value-type="string" calcext:value-type="string">
            <text:p><text:a xlink:href="https://de.wiktionary.org/w/index.php?title=e_hene&amp;action=edit&amp;redlink=1" xlink:type="simple">e hene</text:a> </text:p>
          </table:table-cell>
          <table:table-cell office:value-type="string" calcext:value-type="string">
            <text:p><text:a xlink:href="https://de.wiktionary.org/w/index.php?title=e_marte&amp;action=edit&amp;redlink=1" xlink:type="simple">e marte</text:a> </text:p>
          </table:table-cell>
          <table:table-cell office:value-type="string" calcext:value-type="string">
            <text:p><text:a xlink:href="https://de.wiktionary.org/wiki/e_mërkurë" xlink:type="simple">e mërkurë</text:a> </text:p>
          </table:table-cell>
          <table:table-cell office:value-type="string" calcext:value-type="string">
            <text:p><text:a xlink:href="https://de.wiktionary.org/w/index.php?title=e_enjete&amp;action=edit&amp;redlink=1" xlink:type="simple">e enjete</text:a> </text:p>
          </table:table-cell>
          <table:table-cell office:value-type="string" calcext:value-type="string">
            <text:p><text:a xlink:href="https://de.wiktionary.org/wiki/e_premte" xlink:type="simple">e premte</text:a> </text:p>
          </table:table-cell>
          <table:table-cell office:value-type="string" calcext:value-type="string">
            <text:p><text:a xlink:href="https://de.wiktionary.org/w/index.php?title=e_shtune&amp;action=edit&amp;redlink=1" xlink:type="simple">e shtune</text:a> </text:p>
          </table:table-cell>
          <table:table-cell office:value-type="string" calcext:value-type="string">
            <text:p><text:a xlink:href="https://de.wiktionary.org/w/index.php?title=e_dielle&amp;action=edit&amp;redlink=1" xlink:type="simple">e dielle</text:a> </text:p>
          </table:table-cell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<text:a xlink:href="https://de.wiktionary.org/wiki/Kategorie:Altenglisch" xlink:type="simple">Altenglisch</text:a> </text:p>
          </table:table-cell>
          <table:table-cell office:value-type="string" calcext:value-type="string">
            <text:p><text:a xlink:href="https://de.wiktionary.org/w/index.php?title=monandæg&amp;action=edit&amp;redlink=1" xlink:type="simple">monandæg</text:a> </text:p>
          </table:table-cell>
          <table:table-cell office:value-type="string" calcext:value-type="string">
            <text:p><text:a xlink:href="https://de.wiktionary.org/w/index.php?title=Tiwesdæg&amp;action=edit&amp;redlink=1" xlink:type="simple">Tiwesdæg</text:a> </text:p>
          </table:table-cell>
          <table:table-cell office:value-type="string" calcext:value-type="string">
            <text:p><text:a xlink:href="https://de.wiktionary.org/w/index.php?title=Wodnesdæg&amp;action=edit&amp;redlink=1" xlink:type="simple">Wodnesdæg</text:a> </text:p>
          </table:table-cell>
          <table:table-cell office:value-type="string" calcext:value-type="string">
            <text:p><text:a xlink:href="https://de.wiktionary.org/w/index.php?title=Þunresdæg&amp;action=edit&amp;redlink=1" xlink:type="simple">Þunresdæg</text:a> </text:p>
          </table:table-cell>
          <table:table-cell office:value-type="string" calcext:value-type="string">
            <text:p><text:a xlink:href="https://de.wiktionary.org/w/index.php?title=Frigedæg&amp;action=edit&amp;redlink=1" xlink:type="simple">Frigedæg</text:a> </text:p>
          </table:table-cell>
          <table:table-cell office:value-type="string" calcext:value-type="string">
            <text:p><text:a xlink:href="https://de.wiktionary.org/w/index.php?title=Sæterndæġ&amp;action=edit&amp;redlink=1" xlink:type="simple">Sæterndæġ</text:a> </text:p>
          </table:table-cell>
          <table:table-cell office:value-type="string" calcext:value-type="string">
            <text:p><text:a xlink:href="https://de.wiktionary.org/w/index.php?title=sunnandæg&amp;action=edit&amp;redlink=1" xlink:type="simple">sunnandæg</text:a> </text:p>
          </table:table-cell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de.wiktionary.org/wiki/Kategorie:Amharisch" xlink:type="simple">Amharisch</text:a> </text:p>
          </table:table-cell>
          <table:table-cell office:value-type="string" calcext:value-type="string">
            <text:p><text:a xlink:href="https://de.wiktionary.org/w/index.php?title=ሰኞ&amp;action=edit&amp;redlink=1" xlink:type="simple">ሰኞ</text:a></text:p>
          </table:table-cell>
          <table:table-cell office:value-type="string" calcext:value-type="string">
            <text:p><text:a xlink:href="https://de.wiktionary.org/w/index.php?title=ማክሰኞ&amp;action=edit&amp;redlink=1" xlink:type="simple">ማክሰኞ</text:a></text:p>
          </table:table-cell>
          <table:table-cell office:value-type="string" calcext:value-type="string">
            <text:p><text:a xlink:href="https://de.wiktionary.org/w/index.php?title=ረቡዕ&amp;action=edit&amp;redlink=1" xlink:type="simple">ረቡዕ</text:a></text:p>
          </table:table-cell>
          <table:table-cell office:value-type="string" calcext:value-type="string">
            <text:p><text:a xlink:href="https://de.wiktionary.org/w/index.php?title=ሐሙስ&amp;action=edit&amp;redlink=1" xlink:type="simple">ሐሙስ</text:a></text:p>
          </table:table-cell>
          <table:table-cell office:value-type="string" calcext:value-type="string">
            <text:p><text:a xlink:href="https://de.wiktionary.org/w/index.php?title=ዓርብ&amp;action=edit&amp;redlink=1" xlink:type="simple">ዓርብ</text:a></text:p>
          </table:table-cell>
          <table:table-cell office:value-type="string" calcext:value-type="string">
            <text:p><text:a xlink:href="https://de.wiktionary.org/w/index.php?title=ቅዳሜ&amp;action=edit&amp;redlink=1" xlink:type="simple">ቅዳሜ</text:a></text:p>
          </table:table-cell>
          <table:table-cell office:value-type="string" calcext:value-type="string">
            <text:p><text:a xlink:href="https://de.wiktionary.org/w/index.php?title=እሑድ&amp;action=edit&amp;redlink=1" xlink:type="simple">እሑድ</text:a>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de.wiktionary.org/wiki/Kategorie:Arabisch" xlink:type="simple">Arabisch</text:a> </text:p>
          </table:table-cell>
          <table:table-cell office:value-type="string" calcext:value-type="string">
            <text:p><text:a xlink:href="https://de.wiktionary.org/w/index.php?title=الإثنين&amp;action=edit&amp;redlink=1" xlink:type="simple">الإثنين</text:a>‎</text:p>
          </table:table-cell>
          <table:table-cell office:value-type="string" calcext:value-type="string">
            <text:p><text:a xlink:href="https://de.wiktionary.org/w/index.php?title=الثلاثاء&amp;action=edit&amp;redlink=1" xlink:type="simple">الثلاثاء</text:a>‎</text:p>
          </table:table-cell>
          <table:table-cell office:value-type="string" calcext:value-type="string">
            <text:p><text:a xlink:href="https://de.wiktionary.org/w/index.php?title=الأربعاء&amp;action=edit&amp;redlink=1" xlink:type="simple">الأربعاء</text:a>‎</text:p>
          </table:table-cell>
          <table:table-cell office:value-type="string" calcext:value-type="string">
            <text:p><text:a xlink:href="https://de.wiktionary.org/w/index.php?title=الخميس&amp;action=edit&amp;redlink=1" xlink:type="simple">الخميس</text:a>‎</text:p>
          </table:table-cell>
          <table:table-cell office:value-type="string" calcext:value-type="string">
            <text:p><text:a xlink:href="https://de.wiktionary.org/w/index.php?title=الجمعة&amp;action=edit&amp;redlink=1" xlink:type="simple">الجمعة</text:a>‎</text:p>
          </table:table-cell>
          <table:table-cell office:value-type="string" calcext:value-type="string">
            <text:p><text:a xlink:href="https://de.wiktionary.org/w/index.php?title=السبت&amp;action=edit&amp;redlink=1" xlink:type="simple">السبت</text:a>‎</text:p>
          </table:table-cell>
          <table:table-cell office:value-type="string" calcext:value-type="string">
            <text:p><text:a xlink:href="https://de.wiktionary.org/w/index.php?title=الأحد&amp;action=edit&amp;redlink=1" xlink:type="simple">الأحد</text:a>‎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de.wiktionary.org/wiki/Kategorie:Armenisch" xlink:type="simple">Armenisch</text:a> </text:p>
          </table:table-cell>
          <table:table-cell office:value-type="string" calcext:value-type="string">
            <text:p><text:a xlink:href="https://de.wiktionary.org/wiki/երկուշաբթի" xlink:type="simple">երկուշաբթի</text:a></text:p>
          </table:table-cell>
          <table:table-cell office:value-type="string" calcext:value-type="string">
            <text:p><text:a xlink:href="https://de.wiktionary.org/wiki/երեքշաբթի" xlink:type="simple">երեքշաբթի</text:a></text:p>
          </table:table-cell>
          <table:table-cell office:value-type="string" calcext:value-type="string">
            <text:p><text:a xlink:href="https://de.wiktionary.org/wiki/չորեքշաբթի" xlink:type="simple">չորեքշաբթի</text:a></text:p>
          </table:table-cell>
          <table:table-cell office:value-type="string" calcext:value-type="string">
            <text:p><text:a xlink:href="https://de.wiktionary.org/wiki/հինգշաբթի" xlink:type="simple">հինգշաբթի</text:a></text:p>
          </table:table-cell>
          <table:table-cell office:value-type="string" calcext:value-type="string">
            <text:p><text:a xlink:href="https://de.wiktionary.org/wiki/ուրբաթ" xlink:type="simple">ուրբաթ</text:a></text:p>
          </table:table-cell>
          <table:table-cell office:value-type="string" calcext:value-type="string">
            <text:p><text:a xlink:href="https://de.wiktionary.org/wiki/շաբաթ" xlink:type="simple">շաբաթ</text:a></text:p>
          </table:table-cell>
          <table:table-cell office:value-type="string" calcext:value-type="string">
            <text:p><text:a xlink:href="https://de.wiktionary.org/wiki/կիրակի" xlink:type="simple">կիրակի</text:a>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de.wiktionary.org/wiki/Kategorie:Norwegisch" xlink:type="simple">bokmål</text:a> </text:p>
          </table:table-cell>
          <table:table-cell office:value-type="string" calcext:value-type="string">
            <text:p><text:a xlink:href="https://de.wiktionary.org/wiki/mandag" xlink:type="simple">mandag</text:a> </text:p>
          </table:table-cell>
          <table:table-cell office:value-type="string" calcext:value-type="string">
            <text:p><text:a xlink:href="https://de.wiktionary.org/wiki/tirsdag" xlink:type="simple">tirsdag</text:a> </text:p>
          </table:table-cell>
          <table:table-cell office:value-type="string" calcext:value-type="string">
            <text:p><text:a xlink:href="https://de.wiktionary.org/wiki/onsdag" xlink:type="simple">onsdag</text:a> </text:p>
          </table:table-cell>
          <table:table-cell office:value-type="string" calcext:value-type="string">
            <text:p><text:a xlink:href="https://de.wiktionary.org/wiki/torsdag" xlink:type="simple">torsdag</text:a> </text:p>
          </table:table-cell>
          <table:table-cell office:value-type="string" calcext:value-type="string">
            <text:p><text:a xlink:href="https://de.wiktionary.org/wiki/fredag" xlink:type="simple">fredag</text:a> </text:p>
          </table:table-cell>
          <table:table-cell office:value-type="string" calcext:value-type="string">
            <text:p><text:a xlink:href="https://de.wiktionary.org/wiki/lørdag" xlink:type="simple">lørdag</text:a> </text:p>
          </table:table-cell>
          <table:table-cell office:value-type="string" calcext:value-type="string">
            <text:p><text:a xlink:href="https://de.wiktionary.org/wiki/søndag" xlink:type="simple">søndag</text:a> 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de.wiktionary.org/wiki/Kategorie:Bosnisch" xlink:type="simple">Bosnisch</text:a> </text:p>
          </table:table-cell>
          <table:table-cell office:value-type="string" calcext:value-type="string">
            <text:p><text:a xlink:href="https://de.wiktionary.org/w/index.php?title=ponedeljak&amp;action=edit&amp;redlink=1" xlink:type="simple">ponedeljak</text:a></text:p>
          </table:table-cell>
          <table:table-cell office:value-type="string" calcext:value-type="string">
            <text:p><text:a xlink:href="https://de.wiktionary.org/wiki/utorak" xlink:type="simple">utorak</text:a> </text:p>
          </table:table-cell>
          <table:table-cell office:value-type="string" calcext:value-type="string">
            <text:p><text:a xlink:href="https://de.wiktionary.org/wiki/srijeda" xlink:type="simple">srijeda</text:a> </text:p>
          </table:table-cell>
          <table:table-cell office:value-type="string" calcext:value-type="string">
            <text:p><text:a xlink:href="https://de.wiktionary.org/wiki/četvrtak" xlink:type="simple">četvrtak</text:a> </text:p>
          </table:table-cell>
          <table:table-cell office:value-type="string" calcext:value-type="string">
            <text:p><text:a xlink:href="https://de.wiktionary.org/wiki/petak" xlink:type="simple">petak</text:a> </text:p>
          </table:table-cell>
          <table:table-cell office:value-type="string" calcext:value-type="string">
            <text:p><text:a xlink:href="https://de.wiktionary.org/wiki/subota" xlink:type="simple">subota</text:a> </text:p>
          </table:table-cell>
          <table:table-cell office:value-type="string" calcext:value-type="string">
            <text:p><text:a xlink:href="https://de.wiktionary.org/wiki/nedelja" xlink:type="simple">nedelja</text:a>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de.wiktionary.org/wiki/Kategorie:Bulgarisch" xlink:type="simple">Bulgarisch</text:a> </text:p>
          </table:table-cell>
          <table:table-cell office:value-type="string" calcext:value-type="string">
            <text:p><text:a xlink:href="https://de.wiktionary.org/wiki/понеделник" xlink:type="simple">понеделник</text:a></text:p>
          </table:table-cell>
          <table:table-cell office:value-type="string" calcext:value-type="string">
            <text:p><text:a xlink:href="https://de.wiktionary.org/wiki/вторник" xlink:type="simple">вторник</text:a></text:p>
          </table:table-cell>
          <table:table-cell office:value-type="string" calcext:value-type="string">
            <text:p><text:a xlink:href="https://de.wiktionary.org/wiki/сряда" xlink:type="simple">сряда</text:a></text:p>
          </table:table-cell>
          <table:table-cell office:value-type="string" calcext:value-type="string">
            <text:p><text:a xlink:href="https://de.wiktionary.org/wiki/четвъртък" xlink:type="simple">четвъртък</text:a></text:p>
          </table:table-cell>
          <table:table-cell office:value-type="string" calcext:value-type="string">
            <text:p><text:a xlink:href="https://de.wiktionary.org/wiki/петък" xlink:type="simple">петък</text:a></text:p>
          </table:table-cell>
          <table:table-cell office:value-type="string" calcext:value-type="string">
            <text:p><text:a xlink:href="https://de.wiktionary.org/wiki/събота" xlink:type="simple">събота</text:a></text:p>
          </table:table-cell>
          <table:table-cell office:value-type="string" calcext:value-type="string">
            <text:p><text:a xlink:href="https://de.wiktionary.org/wiki/неделя" xlink:type="simple">неделя</text:a>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de.wiktionary.org/wiki/Kategorie:Dänisch" xlink:type="simple">Dänisch</text:a> </text:p>
          </table:table-cell>
          <table:table-cell office:value-type="string" calcext:value-type="string">
            <text:p><text:a xlink:href="https://de.wiktionary.org/wiki/mandag" xlink:type="simple">mandag</text:a> </text:p>
          </table:table-cell>
          <table:table-cell office:value-type="string" calcext:value-type="string">
            <text:p><text:a xlink:href="https://de.wiktionary.org/wiki/tirsdag" xlink:type="simple">tirsdag</text:a> </text:p>
          </table:table-cell>
          <table:table-cell office:value-type="string" calcext:value-type="string">
            <text:p><text:a xlink:href="https://de.wiktionary.org/wiki/onsdag" xlink:type="simple">onsdag</text:a> </text:p>
          </table:table-cell>
          <table:table-cell office:value-type="string" calcext:value-type="string">
            <text:p><text:a xlink:href="https://de.wiktionary.org/wiki/torsdag" xlink:type="simple">torsdag</text:a> </text:p>
          </table:table-cell>
          <table:table-cell office:value-type="string" calcext:value-type="string">
            <text:p><text:a xlink:href="https://de.wiktionary.org/wiki/fredag" xlink:type="simple">fredag</text:a> </text:p>
          </table:table-cell>
          <table:table-cell office:value-type="string" calcext:value-type="string">
            <text:p><text:a xlink:href="https://de.wiktionary.org/wiki/lørdag" xlink:type="simple">lørdag</text:a> </text:p>
          </table:table-cell>
          <table:table-cell office:value-type="string" calcext:value-type="string">
            <text:p><text:a xlink:href="https://de.wiktionary.org/wiki/søndag" xlink:type="simple">søndag</text:a> 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de.wiktionary.org/wiki/Kategorie:Englisch" xlink:type="simple">Englisch</text:a> </text:p>
          </table:table-cell>
          <table:table-cell office:value-type="string" calcext:value-type="string">
            <text:p><text:a xlink:href="https://de.wiktionary.org/wiki/Monday" xlink:type="simple">Monday</text:a> </text:p>
          </table:table-cell>
          <table:table-cell office:value-type="string" calcext:value-type="string">
            <text:p><text:a xlink:href="https://de.wiktionary.org/wiki/Tuesday" xlink:type="simple">Tuesday</text:a> </text:p>
          </table:table-cell>
          <table:table-cell office:value-type="string" calcext:value-type="string">
            <text:p><text:a xlink:href="https://de.wiktionary.org/wiki/Wednesday" xlink:type="simple">Wednesday</text:a> </text:p>
          </table:table-cell>
          <table:table-cell office:value-type="string" calcext:value-type="string">
            <text:p><text:a xlink:href="https://de.wiktionary.org/wiki/Thursday" xlink:type="simple">Thursday</text:a> </text:p>
          </table:table-cell>
          <table:table-cell office:value-type="string" calcext:value-type="string">
            <text:p><text:a xlink:href="https://de.wiktionary.org/wiki/Friday" xlink:type="simple">Friday</text:a> </text:p>
          </table:table-cell>
          <table:table-cell office:value-type="string" calcext:value-type="string">
            <text:p><text:a xlink:href="https://de.wiktionary.org/wiki/Saturday" xlink:type="simple">Saturday</text:a> </text:p>
          </table:table-cell>
          <table:table-cell office:value-type="string" calcext:value-type="string">
            <text:p><text:a xlink:href="https://de.wiktionary.org/wiki/Sunday" xlink:type="simple">Sunday</text:a> 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de.wiktionary.org/wiki/Kategorie:Esperanto" xlink:type="simple">Esperanto</text:a> </text:p>
          </table:table-cell>
          <table:table-cell office:value-type="string" calcext:value-type="string">
            <text:p><text:a xlink:href="https://de.wiktionary.org/wiki/lundo" xlink:type="simple">lundo</text:a> </text:p>
          </table:table-cell>
          <table:table-cell office:value-type="string" calcext:value-type="string">
            <text:p><text:a xlink:href="https://de.wiktionary.org/wiki/mardo" xlink:type="simple">mardo</text:a> </text:p>
          </table:table-cell>
          <table:table-cell office:value-type="string" calcext:value-type="string">
            <text:p><text:a xlink:href="https://de.wiktionary.org/wiki/merkredo" xlink:type="simple">merkredo</text:a> </text:p>
          </table:table-cell>
          <table:table-cell office:value-type="string" calcext:value-type="string">
            <text:p><text:a xlink:href="https://de.wiktionary.org/wiki/ĵaŭdo" xlink:type="simple">ĵaŭdo</text:a> </text:p>
          </table:table-cell>
          <table:table-cell office:value-type="string" calcext:value-type="string">
            <text:p><text:a xlink:href="https://de.wiktionary.org/wiki/vendredo" xlink:type="simple">vendredo</text:a> </text:p>
          </table:table-cell>
          <table:table-cell office:value-type="string" calcext:value-type="string">
            <text:p><text:a xlink:href="https://de.wiktionary.org/wiki/sabato" xlink:type="simple">sabato</text:a> </text:p>
          </table:table-cell>
          <table:table-cell office:value-type="string" calcext:value-type="string">
            <text:p><text:a xlink:href="https://de.wiktionary.org/wiki/dimanĉo" xlink:type="simple">dimanĉo</text:a> 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de.wiktionary.org/wiki/Kategorie:Estnisch" xlink:type="simple">Estnisch</text:a> </text:p>
          </table:table-cell>
          <table:table-cell office:value-type="string" calcext:value-type="string">
            <text:p><text:a xlink:href="https://de.wiktionary.org/wiki/esmaspäev" xlink:type="simple">esmaspäev</text:a> </text:p>
          </table:table-cell>
          <table:table-cell office:value-type="string" calcext:value-type="string">
            <text:p><text:a xlink:href="https://de.wiktionary.org/wiki/teisipäev" xlink:type="simple">teisipäev</text:a> </text:p>
          </table:table-cell>
          <table:table-cell office:value-type="string" calcext:value-type="string">
            <text:p><text:a xlink:href="https://de.wiktionary.org/wiki/kolmapäev" xlink:type="simple">kolmapäev</text:a> </text:p>
          </table:table-cell>
          <table:table-cell office:value-type="string" calcext:value-type="string">
            <text:p><text:a xlink:href="https://de.wiktionary.org/wiki/neljapäev" xlink:type="simple">neljapäev</text:a> </text:p>
          </table:table-cell>
          <table:table-cell office:value-type="string" calcext:value-type="string">
            <text:p><text:a xlink:href="https://de.wiktionary.org/wiki/reede" xlink:type="simple">reede</text:a> </text:p>
          </table:table-cell>
          <table:table-cell office:value-type="string" calcext:value-type="string">
            <text:p><text:a xlink:href="https://de.wiktionary.org/wiki/laupäev" xlink:type="simple">laupäev</text:a> </text:p>
          </table:table-cell>
          <table:table-cell office:value-type="string" calcext:value-type="string">
            <text:p><text:a xlink:href="https://de.wiktionary.org/wiki/pühapäev" xlink:type="simple">pühapäev</text:a> 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de.wiktionary.org/wiki/Kategorie:Finnisch" xlink:type="simple">Finnisch</text:a> </text:p>
          </table:table-cell>
          <table:table-cell office:value-type="string" calcext:value-type="string">
            <text:p><text:a xlink:href="https://de.wiktionary.org/wiki/maanantai" xlink:type="simple">maanantai</text:a> </text:p>
          </table:table-cell>
          <table:table-cell office:value-type="string" calcext:value-type="string">
            <text:p><text:a xlink:href="https://de.wiktionary.org/wiki/tiistai" xlink:type="simple">tiistai</text:a> </text:p>
          </table:table-cell>
          <table:table-cell office:value-type="string" calcext:value-type="string">
            <text:p><text:a xlink:href="https://de.wiktionary.org/w/index.php?title=keskiviikko&amp;action=edit&amp;redlink=1" xlink:type="simple">keskiviikko</text:a> </text:p>
          </table:table-cell>
          <table:table-cell office:value-type="string" calcext:value-type="string">
            <text:p><text:a xlink:href="https://de.wiktionary.org/wiki/torstai" xlink:type="simple">torstai</text:a> </text:p>
          </table:table-cell>
          <table:table-cell office:value-type="string" calcext:value-type="string">
            <text:p><text:a xlink:href="https://de.wiktionary.org/wiki/perjantai" xlink:type="simple">perjantai</text:a> </text:p>
          </table:table-cell>
          <table:table-cell office:value-type="string" calcext:value-type="string">
            <text:p><text:a xlink:href="https://de.wiktionary.org/wiki/lauantai" xlink:type="simple">lauantai</text:a> </text:p>
          </table:table-cell>
          <table:table-cell office:value-type="string" calcext:value-type="string">
            <text:p><text:a xlink:href="https://de.wiktionary.org/wiki/sunnuntai" xlink:type="simple">sunnuntai</text:a> 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de.wiktionary.org/wiki/Kategorie:Französisch" xlink:type="simple">Französisch</text:a> </text:p>
          </table:table-cell>
          <table:table-cell office:value-type="string" calcext:value-type="string">
            <text:p><text:a xlink:href="https://de.wiktionary.org/wiki/lundi" xlink:type="simple">lundi</text:a> </text:p>
          </table:table-cell>
          <table:table-cell office:value-type="string" calcext:value-type="string">
            <text:p><text:a xlink:href="https://de.wiktionary.org/wiki/mardi" xlink:type="simple">mardi</text:a> </text:p>
          </table:table-cell>
          <table:table-cell office:value-type="string" calcext:value-type="string">
            <text:p><text:a xlink:href="https://de.wiktionary.org/wiki/mercredi" xlink:type="simple">mercredi</text:a> </text:p>
          </table:table-cell>
          <table:table-cell office:value-type="string" calcext:value-type="string">
            <text:p><text:a xlink:href="https://de.wiktionary.org/wiki/jeudi" xlink:type="simple">jeudi</text:a> </text:p>
          </table:table-cell>
          <table:table-cell office:value-type="string" calcext:value-type="string">
            <text:p><text:a xlink:href="https://de.wiktionary.org/wiki/vendredi" xlink:type="simple">vendredi</text:a> </text:p>
          </table:table-cell>
          <table:table-cell office:value-type="string" calcext:value-type="string">
            <text:p><text:a xlink:href="https://de.wiktionary.org/wiki/samedi" xlink:type="simple">samedi</text:a> </text:p>
          </table:table-cell>
          <table:table-cell office:value-type="string" calcext:value-type="string">
            <text:p><text:a xlink:href="https://de.wiktionary.org/wiki/dimanche" xlink:type="simple">dimanche</text:a> 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de.wiktionary.org/wiki/Kategorie:Georgisch" xlink:type="simple">Georgisch</text:a> </text:p>
          </table:table-cell>
          <table:table-cell office:value-type="string" calcext:value-type="string">
            <text:p><text:a xlink:href="https://de.wiktionary.org/w/index.php?title=ორშაბათი&amp;action=edit&amp;redlink=1" xlink:type="simple">ორშაბათი</text:a> </text:p>
          </table:table-cell>
          <table:table-cell office:value-type="string" calcext:value-type="string">
            <text:p><text:a xlink:href="https://de.wiktionary.org/w/index.php?title=სამშაბათი&amp;action=edit&amp;redlink=1" xlink:type="simple">სამშაბათი</text:a> </text:p>
          </table:table-cell>
          <table:table-cell office:value-type="string" calcext:value-type="string">
            <text:p><text:a xlink:href="https://de.wiktionary.org/w/index.php?title=ოთხშაბათი&amp;action=edit&amp;redlink=1" xlink:type="simple">ოთხშაბათი</text:a> </text:p>
          </table:table-cell>
          <table:table-cell office:value-type="string" calcext:value-type="string">
            <text:p><text:a xlink:href="https://de.wiktionary.org/w/index.php?title=ხუთშაბათი&amp;action=edit&amp;redlink=1" xlink:type="simple">ხუთშაბათი</text:a> </text:p>
          </table:table-cell>
          <table:table-cell office:value-type="string" calcext:value-type="string">
            <text:p><text:a xlink:href="https://de.wiktionary.org/w/index.php?title=პარასკევი&amp;action=edit&amp;redlink=1" xlink:type="simple">პარასკევი</text:a> </text:p>
          </table:table-cell>
          <table:table-cell office:value-type="string" calcext:value-type="string">
            <text:p><text:a xlink:href="https://de.wiktionary.org/w/index.php?title=შაბათი&amp;action=edit&amp;redlink=1" xlink:type="simple">შაბათი</text:a> </text:p>
          </table:table-cell>
          <table:table-cell office:value-type="string" calcext:value-type="string">
            <text:p><text:a xlink:href="https://de.wiktionary.org/w/index.php?title=კვირადღე&amp;action=edit&amp;redlink=1" xlink:type="simple">კვირადღე</text:a>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de.wiktionary.org/wiki/Kategorie:Griechisch" xlink:type="simple">Griechisch</text:a> </text:p>
          </table:table-cell>
          <table:table-cell office:value-type="string" calcext:value-type="string">
            <text:p><text:a xlink:href="https://de.wiktionary.org/wiki/Δευτέρα" xlink:type="simple">Δευτέρα</text:a> </text:p>
          </table:table-cell>
          <table:table-cell office:value-type="string" calcext:value-type="string">
            <text:p><text:a xlink:href="https://de.wiktionary.org/wiki/Τρίτη" xlink:type="simple">Τρίτη</text:a> </text:p>
          </table:table-cell>
          <table:table-cell office:value-type="string" calcext:value-type="string">
            <text:p><text:a xlink:href="https://de.wiktionary.org/wiki/Τετάρτη" xlink:type="simple">Τετάρτη</text:a> </text:p>
          </table:table-cell>
          <table:table-cell office:value-type="string" calcext:value-type="string">
            <text:p><text:a xlink:href="https://de.wiktionary.org/wiki/Πέμπτη" xlink:type="simple">Πέμπτη</text:a> </text:p>
          </table:table-cell>
          <table:table-cell office:value-type="string" calcext:value-type="string">
            <text:p><text:a xlink:href="https://de.wiktionary.org/wiki/Παρασκευή" xlink:type="simple">Παρασκευή</text:a> </text:p>
          </table:table-cell>
          <table:table-cell office:value-type="string" calcext:value-type="string">
            <text:p><text:a xlink:href="https://de.wiktionary.org/wiki/Σάββατο" xlink:type="simple">Σάββατο</text:a> </text:p>
          </table:table-cell>
          <table:table-cell office:value-type="string" calcext:value-type="string">
            <text:p><text:a xlink:href="https://de.wiktionary.org/wiki/Κυριακή" xlink:type="simple">Κυριακή</text:a> 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de.wiktionary.org/wiki/Kategorie:Hebräisch" xlink:type="simple">Hebräisch</text:a> </text:p>
          </table:table-cell>
          <table:table-cell office:value-type="string" calcext:value-type="string">
            <text:p><text:a xlink:href="https://de.wiktionary.org/w/index.php?title=Jom_Schenij&amp;action=edit&amp;redlink=1" xlink:type="simple">Jom Schenij</text:a> </text:p>
          </table:table-cell>
          <table:table-cell office:value-type="string" calcext:value-type="string">
            <text:p><text:a xlink:href="https://de.wiktionary.org/w/index.php?title=Jom_Schlischij&amp;action=edit&amp;redlink=1" xlink:type="simple">Jom Schlischij</text:a> </text:p>
          </table:table-cell>
          <table:table-cell office:value-type="string" calcext:value-type="string">
            <text:p><text:a xlink:href="https://de.wiktionary.org/w/index.php?title=Jom_Reviij&amp;action=edit&amp;redlink=1" xlink:type="simple">Jom Reviij</text:a> </text:p>
          </table:table-cell>
          <table:table-cell office:value-type="string" calcext:value-type="string">
            <text:p><text:a xlink:href="https://de.wiktionary.org/w/index.php?title=Jom_Chamischij&amp;action=edit&amp;redlink=1" xlink:type="simple">Jom Chamischij</text:a></text:p>
          </table:table-cell>
          <table:table-cell office:value-type="string" calcext:value-type="string">
            <text:p><text:a xlink:href="https://de.wiktionary.org/w/index.php?title=Jom_Schischij&amp;action=edit&amp;redlink=1" xlink:type="simple">Jom Schischij</text:a> </text:p>
          </table:table-cell>
          <table:table-cell office:value-type="string" calcext:value-type="string">
            <text:p><text:a xlink:href="https://de.wiktionary.org/wiki/Schabbat" xlink:type="simple">Schabbat</text:a> </text:p>
          </table:table-cell>
          <table:table-cell office:value-type="string" calcext:value-type="string">
            <text:p><text:a xlink:href="https://de.wiktionary.org/w/index.php?title=Jom_Rischon&amp;action=edit&amp;redlink=1" xlink:type="simple">Jom Rischon</text:a> 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de.wiktionary.org/wiki/Kategorie:Hindi" xlink:type="simple">Hindi</text:a> </text:p>
          </table:table-cell>
          <table:table-cell office:value-type="string" calcext:value-type="string">
            <text:p><text:a xlink:href="https://de.wiktionary.org/w/index.php?title=सोमवार&amp;action=edit&amp;redlink=1" xlink:type="simple">सोमवार</text:a></text:p>
          </table:table-cell>
          <table:table-cell office:value-type="string" calcext:value-type="string">
            <text:p><text:a xlink:href="https://de.wiktionary.org/w/index.php?title=मंगलवार&amp;action=edit&amp;redlink=1" xlink:type="simple">मंगलवार</text:a></text:p>
          </table:table-cell>
          <table:table-cell office:value-type="string" calcext:value-type="string">
            <text:p><text:a xlink:href="https://de.wiktionary.org/w/index.php?title=बुधवार&amp;action=edit&amp;redlink=1" xlink:type="simple">बुधवार</text:a></text:p>
          </table:table-cell>
          <table:table-cell office:value-type="string" calcext:value-type="string">
            <text:p><text:a xlink:href="https://de.wiktionary.org/w/index.php?title=गुरूवार&amp;action=edit&amp;redlink=1" xlink:type="simple">गुरूवार</text:a></text:p>
          </table:table-cell>
          <table:table-cell office:value-type="string" calcext:value-type="string">
            <text:p><text:a xlink:href="https://de.wiktionary.org/w/index.php?title=शुक्रवार&amp;action=edit&amp;redlink=1" xlink:type="simple">शुक्रवार</text:a></text:p>
          </table:table-cell>
          <table:table-cell office:value-type="string" calcext:value-type="string">
            <text:p><text:a xlink:href="https://de.wiktionary.org/w/index.php?title=शनिवार&amp;action=edit&amp;redlink=1" xlink:type="simple">शनिवार</text:a></text:p>
          </table:table-cell>
          <table:table-cell office:value-type="string" calcext:value-type="string">
            <text:p><text:a xlink:href="https://de.wiktionary.org/w/index.php?title=रविवार&amp;action=edit&amp;redlink=1" xlink:type="simple">रविवार</text:a>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de.wiktionary.org/wiki/Kategorie:Indonesisch" xlink:type="simple">Indonesisch</text:a> </text:p>
          </table:table-cell>
          <table:table-cell office:value-type="string" calcext:value-type="string">
            <text:p><text:a xlink:href="https://de.wiktionary.org/w/index.php?title=Senin&amp;action=edit&amp;redlink=1" xlink:type="simple">Senin</text:a> </text:p>
          </table:table-cell>
          <table:table-cell office:value-type="string" calcext:value-type="string">
            <text:p><text:a xlink:href="https://de.wiktionary.org/w/index.php?title=Selasa&amp;action=edit&amp;redlink=1" xlink:type="simple">Selasa</text:a> </text:p>
          </table:table-cell>
          <table:table-cell office:value-type="string" calcext:value-type="string">
            <text:p><text:a xlink:href="https://de.wiktionary.org/w/index.php?title=Rabu&amp;action=edit&amp;redlink=1" xlink:type="simple">Rabu</text:a> </text:p>
          </table:table-cell>
          <table:table-cell office:value-type="string" calcext:value-type="string">
            <text:p><text:a xlink:href="https://de.wiktionary.org/w/index.php?title=Kamis&amp;action=edit&amp;redlink=1" xlink:type="simple">Kamis</text:a> </text:p>
          </table:table-cell>
          <table:table-cell office:value-type="string" calcext:value-type="string">
            <text:p><text:a xlink:href="https://de.wiktionary.org/w/index.php?title=Jumat&amp;action=edit&amp;redlink=1" xlink:type="simple">Jumat</text:a> </text:p>
          </table:table-cell>
          <table:table-cell office:value-type="string" calcext:value-type="string">
            <text:p><text:a xlink:href="https://de.wiktionary.org/w/index.php?title=Sabtu&amp;action=edit&amp;redlink=1" xlink:type="simple">Sabtu</text:a> </text:p>
          </table:table-cell>
          <table:table-cell office:value-type="string" calcext:value-type="string">
            <text:p><text:a xlink:href="https://de.wiktionary.org/w/index.php?title=Minggu&amp;action=edit&amp;redlink=1" xlink:type="simple">Minggu</text:a> 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de.wiktionary.org/wiki/Kategorie:Interlingua" xlink:type="simple">Interlingua</text:a> </text:p>
          </table:table-cell>
          <table:table-cell office:value-type="string" calcext:value-type="string">
            <text:p><text:a xlink:href="https://de.wiktionary.org/wiki/lunedi" xlink:type="simple">lunedi</text:a> </text:p>
          </table:table-cell>
          <table:table-cell office:value-type="string" calcext:value-type="string">
            <text:p><text:a xlink:href="https://de.wiktionary.org/wiki/martedi" xlink:type="simple">martedi</text:a> </text:p>
          </table:table-cell>
          <table:table-cell office:value-type="string" calcext:value-type="string">
            <text:p><text:a xlink:href="https://de.wiktionary.org/wiki/mercuridi" xlink:type="simple">mercuridi</text:a> </text:p>
          </table:table-cell>
          <table:table-cell office:value-type="string" calcext:value-type="string">
            <text:p><text:a xlink:href="https://de.wiktionary.org/wiki/jovedi" xlink:type="simple">jovedi</text:a> </text:p>
          </table:table-cell>
          <table:table-cell office:value-type="string" calcext:value-type="string">
            <text:p><text:a xlink:href="https://de.wiktionary.org/wiki/venerdi" xlink:type="simple">venerdi</text:a> </text:p>
          </table:table-cell>
          <table:table-cell office:value-type="string" calcext:value-type="string">
            <text:p><text:a xlink:href="https://de.wiktionary.org/wiki/sabbato" xlink:type="simple">sabbato</text:a> </text:p>
          </table:table-cell>
          <table:table-cell office:value-type="string" calcext:value-type="string">
            <text:p><text:a xlink:href="https://de.wiktionary.org/wiki/dominica" xlink:type="simple">dominica</text:a> 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de.wiktionary.org/wiki/Kategorie:Irisch" xlink:type="simple">Irisch</text:a> </text:p>
          </table:table-cell>
          <table:table-cell office:value-type="string" calcext:value-type="string">
            <text:p><text:a xlink:href="https://de.wiktionary.org/wiki/Luan" xlink:type="simple">Luan</text:a> </text:p>
          </table:table-cell>
          <table:table-cell office:value-type="string" calcext:value-type="string">
            <text:p><text:a xlink:href="https://de.wiktionary.org/wiki/Máirt" xlink:type="simple">Máirt</text:a> </text:p>
          </table:table-cell>
          <table:table-cell office:value-type="string" calcext:value-type="string">
            <text:p><text:a xlink:href="https://de.wiktionary.org/wiki/Céadaoin" xlink:type="simple">Céadaoin</text:a> </text:p>
          </table:table-cell>
          <table:table-cell office:value-type="string" calcext:value-type="string">
            <text:p><text:a xlink:href="https://de.wiktionary.org/wiki/Déardaoin" xlink:type="simple">Déardaoin</text:a> </text:p>
          </table:table-cell>
          <table:table-cell office:value-type="string" calcext:value-type="string">
            <text:p><text:a xlink:href="https://de.wiktionary.org/wiki/Aoine" xlink:type="simple">Aoine</text:a> </text:p>
          </table:table-cell>
          <table:table-cell office:value-type="string" calcext:value-type="string">
            <text:p><text:a xlink:href="https://de.wiktionary.org/wiki/Satharn" xlink:type="simple">Satharn</text:a> </text:p>
          </table:table-cell>
          <table:table-cell office:value-type="string" calcext:value-type="string">
            <text:p><text:a xlink:href="https://de.wiktionary.org/wiki/Domhnach" xlink:type="simple">Domhnach</text:a> 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de.wiktionary.org/wiki/Kategorie:Isländisch" xlink:type="simple">Isländisch</text:a> </text:p>
          </table:table-cell>
          <table:table-cell office:value-type="string" calcext:value-type="string">
            <text:p><text:a xlink:href="https://de.wiktionary.org/wiki/mánudagur" xlink:type="simple">mánudagur</text:a> </text:p>
          </table:table-cell>
          <table:table-cell office:value-type="string" calcext:value-type="string">
            <text:p><text:a xlink:href="https://de.wiktionary.org/wiki/þriðjudagur" xlink:type="simple">þriðjudagur</text:a> </text:p>
          </table:table-cell>
          <table:table-cell office:value-type="string" calcext:value-type="string">
            <text:p><text:a xlink:href="https://de.wiktionary.org/wiki/miðvikudagur" xlink:type="simple">miðvikudagur</text:a> </text:p>
          </table:table-cell>
          <table:table-cell office:value-type="string" calcext:value-type="string">
            <text:p><text:a xlink:href="https://de.wiktionary.org/wiki/fimmtudagur" xlink:type="simple">fimmtudagur</text:a> </text:p>
          </table:table-cell>
          <table:table-cell office:value-type="string" calcext:value-type="string">
            <text:p><text:a xlink:href="https://de.wiktionary.org/wiki/föstudagur" xlink:type="simple">föstudagur</text:a> </text:p>
          </table:table-cell>
          <table:table-cell office:value-type="string" calcext:value-type="string">
            <text:p><text:a xlink:href="https://de.wiktionary.org/wiki/laugardagur" xlink:type="simple">laugardagur</text:a> </text:p>
          </table:table-cell>
          <table:table-cell office:value-type="string" calcext:value-type="string">
            <text:p><text:a xlink:href="https://de.wiktionary.org/wiki/sunnudagur" xlink:type="simple">sunnudagur</text:a>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de.wiktionary.org/wiki/Kategorie:Italienisch" xlink:type="simple">Italienisch</text:a> </text:p>
          </table:table-cell>
          <table:table-cell office:value-type="string" calcext:value-type="string">
            <text:p><text:a xlink:href="https://de.wiktionary.org/wiki/lunedì" xlink:type="simple">lunedì</text:a> </text:p>
          </table:table-cell>
          <table:table-cell office:value-type="string" calcext:value-type="string">
            <text:p><text:a xlink:href="https://de.wiktionary.org/wiki/martedì" xlink:type="simple">martedì</text:a> </text:p>
          </table:table-cell>
          <table:table-cell office:value-type="string" calcext:value-type="string">
            <text:p><text:a xlink:href="https://de.wiktionary.org/wiki/mercoledì" xlink:type="simple">mercoledì</text:a> </text:p>
          </table:table-cell>
          <table:table-cell office:value-type="string" calcext:value-type="string">
            <text:p><text:a xlink:href="https://de.wiktionary.org/wiki/giovedì" xlink:type="simple">giovedì</text:a> </text:p>
          </table:table-cell>
          <table:table-cell office:value-type="string" calcext:value-type="string">
            <text:p><text:a xlink:href="https://de.wiktionary.org/wiki/venerdì" xlink:type="simple">venerdì</text:a> </text:p>
          </table:table-cell>
          <table:table-cell office:value-type="string" calcext:value-type="string">
            <text:p><text:a xlink:href="https://de.wiktionary.org/wiki/sabato" xlink:type="simple">sabato</text:a> </text:p>
          </table:table-cell>
          <table:table-cell office:value-type="string" calcext:value-type="string">
            <text:p><text:a xlink:href="https://de.wiktionary.org/wiki/domenica" xlink:type="simple">domenica</text:a> </text:p>
          </table:table-cell>
        </table:table-row>
        <table:table-row table:style-name="ro3"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de.wiktionary.org/wiki/Kategorie:Japanisch" xlink:type="simple">Japanisch</text:a> </text:p>
          </table:table-cell>
          <table:table-cell office:value-type="string" calcext:value-type="string">
            <text:p><text:a xlink:href="https://de.wiktionary.org/wiki/月曜日" xlink:type="simple">月曜日</text:a></text:p>
          </table:table-cell>
          <table:table-cell office:value-type="string" calcext:value-type="string">
            <text:p><text:a xlink:href="https://de.wiktionary.org/wiki/火曜日" xlink:type="simple">火曜日</text:a></text:p>
          </table:table-cell>
          <table:table-cell office:value-type="string" calcext:value-type="string">
            <text:p><text:a xlink:href="https://de.wiktionary.org/wiki/水曜日" xlink:type="simple">水曜日</text:a></text:p>
          </table:table-cell>
          <table:table-cell office:value-type="string" calcext:value-type="string">
            <text:p><text:a xlink:href="https://de.wiktionary.org/wiki/木曜日" xlink:type="simple">木曜日</text:a></text:p>
          </table:table-cell>
          <table:table-cell office:value-type="string" calcext:value-type="string">
            <text:p><text:a xlink:href="https://de.wiktionary.org/wiki/金曜日" xlink:type="simple">金曜日</text:a></text:p>
          </table:table-cell>
          <table:table-cell office:value-type="string" calcext:value-type="string">
            <text:p><text:a xlink:href="https://de.wiktionary.org/wiki/土曜日" xlink:type="simple">土曜日</text:a></text:p>
          </table:table-cell>
          <table:table-cell office:value-type="string" calcext:value-type="string">
            <text:p><text:a xlink:href="https://de.wiktionary.org/wiki/日曜日" xlink:type="simple">日曜日</text:a></text:p>
          </table:table-cell>
        </table:table-row>
        <table:table-row table:style-name="ro2"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de.wiktionary.org/wiki/Kategorie:Kashmiri" xlink:type="simple">Kashmiri</text:a> </text:p>
          </table:table-cell>
          <table:table-cell office:value-type="string" calcext:value-type="string">
            <text:p><text:a xlink:href="https://de.wiktionary.org/w/index.php?title=ژٔنٛدرٕوار&amp;action=edit&amp;redlink=1" xlink:type="simple">ژٔنٛدرٕوار</text:a></text:p>
          </table:table-cell>
          <table:table-cell office:value-type="string" calcext:value-type="string">
            <text:p><text:a xlink:href="https://de.wiktionary.org/w/index.php?title=بۄنٛوار&amp;action=edit&amp;redlink=1" xlink:type="simple">بۄنٛوار</text:a></text:p>
          </table:table-cell>
          <table:table-cell office:value-type="string" calcext:value-type="string">
            <text:p><text:a xlink:href="https://de.wiktionary.org/w/index.php?title=بۄد_وار&amp;action=edit&amp;redlink=1" xlink:type="simple">بۄد وار</text:a></text:p>
          </table:table-cell>
          <table:table-cell office:value-type="string" calcext:value-type="string">
            <text:p><text:a xlink:href="https://de.wiktionary.org/w/index.php?title=برَٛسوار&amp;action=edit&amp;redlink=1" xlink:type="simple">برَٛسوار</text:a></text:p>
          </table:table-cell>
          <table:table-cell office:value-type="string" calcext:value-type="string">
            <text:p><text:a xlink:href="https://de.wiktionary.org/w/index.php?title=جُمعہ&amp;action=edit&amp;redlink=1" xlink:type="simple">جُمعہ</text:a></text:p>
          </table:table-cell>
          <table:table-cell office:value-type="string" calcext:value-type="string">
            <text:p><text:a xlink:href="https://de.wiktionary.org/w/index.php?title=بَٹہٕ_وار&amp;action=edit&amp;redlink=1" xlink:type="simple">بَٹہٕ وار</text:a></text:p>
          </table:table-cell>
          <table:table-cell office:value-type="string" calcext:value-type="string">
            <text:p><text:a xlink:href="https://de.wiktionary.org/w/index.php?title=آتھوار&amp;action=edit&amp;redlink=1" xlink:type="simple">آتھوار</text:a>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de.wiktionary.org/wiki/Kategorie:Katalanisch" xlink:type="simple">Katalanisch</text:a> </text:p>
          </table:table-cell>
          <table:table-cell office:value-type="string" calcext:value-type="string">
            <text:p><text:a xlink:href="https://de.wiktionary.org/wiki/dilluns" xlink:type="simple">dilluns</text:a> </text:p>
          </table:table-cell>
          <table:table-cell office:value-type="string" calcext:value-type="string">
            <text:p><text:a xlink:href="https://de.wiktionary.org/wiki/dimarts" xlink:type="simple">dimarts</text:a> </text:p>
          </table:table-cell>
          <table:table-cell office:value-type="string" calcext:value-type="string">
            <text:p><text:a xlink:href="https://de.wiktionary.org/wiki/dimecres" xlink:type="simple">dimecres</text:a> </text:p>
          </table:table-cell>
          <table:table-cell office:value-type="string" calcext:value-type="string">
            <text:p><text:a xlink:href="https://de.wiktionary.org/wiki/dijous" xlink:type="simple">dijous</text:a> </text:p>
          </table:table-cell>
          <table:table-cell office:value-type="string" calcext:value-type="string">
            <text:p><text:a xlink:href="https://de.wiktionary.org/wiki/divendres" xlink:type="simple">divendres</text:a> </text:p>
          </table:table-cell>
          <table:table-cell office:value-type="string" calcext:value-type="string">
            <text:p><text:a xlink:href="https://de.wiktionary.org/wiki/dissabte" xlink:type="simple">dissabte</text:a> </text:p>
          </table:table-cell>
          <table:table-cell office:value-type="string" calcext:value-type="string">
            <text:p><text:a xlink:href="https://de.wiktionary.org/wiki/diumenge" xlink:type="simple">diumenge</text:a> </text:p>
          </table:table-cell>
        </table:table-row>
        <table:table-row table:style-name="ro3"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de.wiktionary.org/wiki/Kategorie:Koreanisch" xlink:type="simple">Koreanisch</text:a> </text:p>
          </table:table-cell>
          <table:table-cell office:value-type="string" calcext:value-type="string">
            <text:p><text:a xlink:href="https://de.wiktionary.org/wiki/월요일" xlink:type="simple">월요일</text:a></text:p>
          </table:table-cell>
          <table:table-cell office:value-type="string" calcext:value-type="string">
            <text:p><text:a xlink:href="https://de.wiktionary.org/wiki/화요일" xlink:type="simple">화요일</text:a></text:p>
          </table:table-cell>
          <table:table-cell office:value-type="string" calcext:value-type="string">
            <text:p><text:a xlink:href="https://de.wiktionary.org/wiki/수요일" xlink:type="simple">수요일</text:a></text:p>
          </table:table-cell>
          <table:table-cell office:value-type="string" calcext:value-type="string">
            <text:p><text:a xlink:href="https://de.wiktionary.org/wiki/목요일" xlink:type="simple">목요일</text:a></text:p>
          </table:table-cell>
          <table:table-cell office:value-type="string" calcext:value-type="string">
            <text:p><text:a xlink:href="https://de.wiktionary.org/wiki/금요일" xlink:type="simple">금요일</text:a></text:p>
          </table:table-cell>
          <table:table-cell office:value-type="string" calcext:value-type="string">
            <text:p><text:a xlink:href="https://de.wiktionary.org/wiki/토요일" xlink:type="simple">토요일</text:a></text:p>
          </table:table-cell>
          <table:table-cell office:value-type="string" calcext:value-type="string">
            <text:p><text:a xlink:href="https://de.wiktionary.org/wiki/일요일" xlink:type="simple">일요일</text:a>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de.wiktionary.org/wiki/Kategorie:Kroatisch" xlink:type="simple">Kroatisch</text:a> </text:p>
          </table:table-cell>
          <table:table-cell office:value-type="string" calcext:value-type="string">
            <text:p><text:a xlink:href="https://de.wiktionary.org/wiki/ponedjeljak" xlink:type="simple">ponedjeljak</text:a> </text:p>
          </table:table-cell>
          <table:table-cell office:value-type="string" calcext:value-type="string">
            <text:p><text:a xlink:href="https://de.wiktionary.org/wiki/utorak" xlink:type="simple">utorak</text:a> </text:p>
          </table:table-cell>
          <table:table-cell office:value-type="string" calcext:value-type="string">
            <text:p><text:a xlink:href="https://de.wiktionary.org/wiki/srijeda" xlink:type="simple">srijeda</text:a> </text:p>
          </table:table-cell>
          <table:table-cell office:value-type="string" calcext:value-type="string">
            <text:p><text:a xlink:href="https://de.wiktionary.org/wiki/četvrtak" xlink:type="simple">četvrtak</text:a> </text:p>
          </table:table-cell>
          <table:table-cell office:value-type="string" calcext:value-type="string">
            <text:p><text:a xlink:href="https://de.wiktionary.org/wiki/petak" xlink:type="simple">petak</text:a> </text:p>
          </table:table-cell>
          <table:table-cell office:value-type="string" calcext:value-type="string">
            <text:p><text:a xlink:href="https://de.wiktionary.org/wiki/subota" xlink:type="simple">subota</text:a> </text:p>
          </table:table-cell>
          <table:table-cell office:value-type="string" calcext:value-type="string">
            <text:p><text:a xlink:href="https://de.wiktionary.org/wiki/nedjelja" xlink:type="simple">nedjelja</text:a>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de.wiktionary.org/wiki/Kategorie:Latein" xlink:type="simple">Latein</text:a></text:p>
          </table:table-cell>
          <table:table-cell office:value-type="string" calcext:value-type="string">
            <text:p><text:a xlink:href="https://de.wiktionary.org/wiki/dies_Lunae" xlink:type="simple">dies Lunae</text:a> </text:p>
          </table:table-cell>
          <table:table-cell office:value-type="string" calcext:value-type="string">
            <text:p><text:a xlink:href="https://de.wiktionary.org/wiki/dies_Martis" xlink:type="simple">dies Martis</text:a> </text:p>
          </table:table-cell>
          <table:table-cell office:value-type="string" calcext:value-type="string">
            <text:p><text:a xlink:href="https://de.wiktionary.org/wiki/dies_Mercurii" xlink:type="simple">dies Mercurii</text:a> </text:p>
          </table:table-cell>
          <table:table-cell office:value-type="string" calcext:value-type="string">
            <text:p><text:a xlink:href="https://de.wiktionary.org/wiki/dies_Iovis" xlink:type="simple">dies Iovis</text:a> </text:p>
          </table:table-cell>
          <table:table-cell office:value-type="string" calcext:value-type="string">
            <text:p><text:a xlink:href="https://de.wiktionary.org/wiki/dies_Veneris" xlink:type="simple">dies Veneris</text:a> </text:p>
          </table:table-cell>
          <table:table-cell office:value-type="string" calcext:value-type="string">
            <text:p><text:a xlink:href="https://de.wiktionary.org/wiki/dies_Saturni" xlink:type="simple">dies Saturni</text:a> </text:p>
          </table:table-cell>
          <table:table-cell office:value-type="string" calcext:value-type="string">
            <text:p><text:a xlink:href="https://de.wiktionary.org/wiki/dies_Solis" xlink:type="simple">dies Solis</text:a> 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de.wiktionary.org/wiki/Kategorie:Litauisch" xlink:type="simple">Litauisch</text:a> </text:p>
          </table:table-cell>
          <table:table-cell office:value-type="string" calcext:value-type="string">
            <text:p><text:a xlink:href="https://de.wiktionary.org/wiki/pirmadienis" xlink:type="simple">pirmadienis</text:a> </text:p>
          </table:table-cell>
          <table:table-cell office:value-type="string" calcext:value-type="string">
            <text:p><text:a xlink:href="https://de.wiktionary.org/w/index.php?title=antredienis&amp;action=edit&amp;redlink=1" xlink:type="simple">antredienis</text:a> </text:p>
          </table:table-cell>
          <table:table-cell office:value-type="string" calcext:value-type="string">
            <text:p><text:a xlink:href="https://de.wiktionary.org/wiki/trečiadienis" xlink:type="simple">trečiadienis</text:a> </text:p>
          </table:table-cell>
          <table:table-cell office:value-type="string" calcext:value-type="string">
            <text:p><text:a xlink:href="https://de.wiktionary.org/wiki/ketvirtadienis" xlink:type="simple">ketvirtadienis</text:a> </text:p>
          </table:table-cell>
          <table:table-cell office:value-type="string" calcext:value-type="string">
            <text:p><text:a xlink:href="https://de.wiktionary.org/wiki/penktadienis" xlink:type="simple">penktadienis</text:a> </text:p>
          </table:table-cell>
          <table:table-cell office:value-type="string" calcext:value-type="string">
            <text:p><text:a xlink:href="https://de.wiktionary.org/wiki/šeštadienis" xlink:type="simple">šeštadienis</text:a> </text:p>
          </table:table-cell>
          <table:table-cell office:value-type="string" calcext:value-type="string">
            <text:p><text:a xlink:href="https://de.wiktionary.org/wiki/sekmadienis" xlink:type="simple">sekmadienis</text:a> 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de.wiktionary.org/wiki/Kategorie:Malayalam" xlink:type="simple">Malayalam</text:a> </text:p>
          </table:table-cell>
          <table:table-cell office:value-type="string" calcext:value-type="string">
            <text:p><text:a xlink:href="https://de.wiktionary.org/w/index.php?title=Thinkal&amp;action=edit&amp;redlink=1" xlink:type="simple">Thinkal</text:a> </text:p>
          </table:table-cell>
          <table:table-cell office:value-type="string" calcext:value-type="string">
            <text:p><text:a xlink:href="https://de.wiktionary.org/w/index.php?title=Chovva&amp;action=edit&amp;redlink=1" xlink:type="simple">Chovva</text:a> </text:p>
          </table:table-cell>
          <table:table-cell office:value-type="string" calcext:value-type="string">
            <text:p><text:a xlink:href="https://de.wiktionary.org/w/index.php?title=Buthan&amp;action=edit&amp;redlink=1" xlink:type="simple">Buthan</text:a> </text:p>
          </table:table-cell>
          <table:table-cell office:value-type="string" calcext:value-type="string">
            <text:p><text:a xlink:href="https://de.wiktionary.org/w/index.php?title=Vyaazham&amp;action=edit&amp;redlink=1" xlink:type="simple">Vyaazham</text:a> </text:p>
          </table:table-cell>
          <table:table-cell office:value-type="string" calcext:value-type="string">
            <text:p><text:a xlink:href="https://de.wiktionary.org/w/index.php?title=Velli&amp;action=edit&amp;redlink=1" xlink:type="simple">Velli</text:a> </text:p>
          </table:table-cell>
          <table:table-cell office:value-type="string" calcext:value-type="string">
            <text:p><text:a xlink:href="https://de.wiktionary.org/w/index.php?title=shani&amp;action=edit&amp;redlink=1" xlink:type="simple">shani</text:a> </text:p>
          </table:table-cell>
          <table:table-cell office:value-type="string" calcext:value-type="string">
            <text:p><text:a xlink:href="https://de.wiktionary.org/wiki/недела" xlink:type="simple">недела</text:a>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de.wiktionary.org/wiki/Kategorie:Mazedonisch" xlink:type="simple">Mazedonisch</text:a> </text:p>
          </table:table-cell>
          <table:table-cell office:value-type="string" calcext:value-type="string">
            <text:p><text:a xlink:href="https://de.wiktionary.org/wiki/понеделник" xlink:type="simple">понеделник</text:a> </text:p>
          </table:table-cell>
          <table:table-cell office:value-type="string" calcext:value-type="string">
            <text:p><text:a xlink:href="https://de.wiktionary.org/wiki/вторник" xlink:type="simple">вторник</text:a> </text:p>
          </table:table-cell>
          <table:table-cell office:value-type="string" calcext:value-type="string">
            <text:p><text:a xlink:href="https://de.wiktionary.org/wiki/среда" xlink:type="simple">среда</text:a> </text:p>
          </table:table-cell>
          <table:table-cell office:value-type="string" calcext:value-type="string">
            <text:p><text:a xlink:href="https://de.wiktionary.org/wiki/четврток" xlink:type="simple">четврток</text:a> </text:p>
          </table:table-cell>
          <table:table-cell office:value-type="string" calcext:value-type="string">
            <text:p><text:a xlink:href="https://de.wiktionary.org/wiki/петок" xlink:type="simple">петок</text:a> </text:p>
          </table:table-cell>
          <table:table-cell office:value-type="string" calcext:value-type="string">
            <text:p><text:a xlink:href="https://de.wiktionary.org/wiki/сабота" xlink:type="simple">сабота</text:a> </text:p>
          </table:table-cell>
          <table:table-cell office:value-type="string" calcext:value-type="string">
            <text:p><text:a xlink:href="https://de.wiktionary.org/wiki/недела" xlink:type="simple">недела</text:a>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de.wiktionary.org/wiki/Kategorie:Maori" xlink:type="simple">Maori</text:a> </text:p>
          </table:table-cell>
          <table:table-cell office:value-type="string" calcext:value-type="string">
            <text:p><text:a xlink:href="https://de.wiktionary.org/w/index.php?title=Rāhina&amp;action=edit&amp;redlink=1" xlink:type="simple">Rāhina</text:a> </text:p>
          </table:table-cell>
          <table:table-cell office:value-type="string" calcext:value-type="string">
            <text:p><text:a xlink:href="https://de.wiktionary.org/w/index.php?title=Rātū&amp;action=edit&amp;redlink=1" xlink:type="simple">Rātū</text:a> </text:p>
          </table:table-cell>
          <table:table-cell office:value-type="string" calcext:value-type="string">
            <text:p><text:a xlink:href="https://de.wiktionary.org/w/index.php?title=Rāapa&amp;action=edit&amp;redlink=1" xlink:type="simple">Rāapa</text:a> </text:p>
          </table:table-cell>
          <table:table-cell office:value-type="string" calcext:value-type="string">
            <text:p><text:a xlink:href="https://de.wiktionary.org/w/index.php?title=Rāpare&amp;action=edit&amp;redlink=1" xlink:type="simple">Rāpare</text:a> </text:p>
          </table:table-cell>
          <table:table-cell office:value-type="string" calcext:value-type="string">
            <text:p><text:a xlink:href="https://de.wiktionary.org/w/index.php?title=Rāmere&amp;action=edit&amp;redlink=1" xlink:type="simple">Rāmere</text:a> </text:p>
          </table:table-cell>
          <table:table-cell office:value-type="string" calcext:value-type="string">
            <text:p><text:a xlink:href="https://de.wiktionary.org/wiki/Rāhoroi" xlink:type="simple">Rāhoroi</text:a> </text:p>
          </table:table-cell>
          <table:table-cell office:value-type="string" calcext:value-type="string">
            <text:p><text:a xlink:href="https://de.wiktionary.org/wiki/Rātapu" xlink:type="simple">Rātapu</text:a> 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de.wiktionary.org/wiki/Kategorie:Niederländisch" xlink:type="simple">Niederländisch</text:a> </text:p>
          </table:table-cell>
          <table:table-cell office:value-type="string" calcext:value-type="string">
            <text:p><text:a xlink:href="https://de.wiktionary.org/wiki/maandag" xlink:type="simple">maandag</text:a></text:p>
          </table:table-cell>
          <table:table-cell office:value-type="string" calcext:value-type="string">
            <text:p><text:a xlink:href="https://de.wiktionary.org/wiki/dinsdag" xlink:type="simple">dinsdag</text:a></text:p>
          </table:table-cell>
          <table:table-cell office:value-type="string" calcext:value-type="string">
            <text:p><text:a xlink:href="https://de.wiktionary.org/wiki/woensdag" xlink:type="simple">woensdag</text:a></text:p>
          </table:table-cell>
          <table:table-cell office:value-type="string" calcext:value-type="string">
            <text:p><text:a xlink:href="https://de.wiktionary.org/wiki/donderdag" xlink:type="simple">donderdag</text:a></text:p>
          </table:table-cell>
          <table:table-cell office:value-type="string" calcext:value-type="string">
            <text:p><text:a xlink:href="https://de.wiktionary.org/wiki/vrijdag" xlink:type="simple">vrijdag</text:a> </text:p>
          </table:table-cell>
          <table:table-cell office:value-type="string" calcext:value-type="string">
            <text:p><text:a xlink:href="https://de.wiktionary.org/wiki/zaterdag" xlink:type="simple">zaterdag</text:a> </text:p>
          </table:table-cell>
          <table:table-cell office:value-type="string" calcext:value-type="string">
            <text:p><text:a xlink:href="https://de.wiktionary.org/wiki/zondag" xlink:type="simple">zondag</text:a> 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<text:a xlink:href="https://de.wiktionary.org/wiki/Kategorie:Novial" xlink:type="simple">Novial</text:a> </text:p>
          </table:table-cell>
          <table:table-cell office:value-type="string" calcext:value-type="string">
            <text:p><text:a xlink:href="https://de.wiktionary.org/w/index.php?title=lundie&amp;action=edit&amp;redlink=1" xlink:type="simple">lundie</text:a> </text:p>
          </table:table-cell>
          <table:table-cell office:value-type="string" calcext:value-type="string">
            <text:p><text:a xlink:href="https://de.wiktionary.org/w/index.php?title=mardie&amp;action=edit&amp;redlink=1" xlink:type="simple">mardie</text:a> </text:p>
          </table:table-cell>
          <table:table-cell office:value-type="string" calcext:value-type="string">
            <text:p><text:a xlink:href="https://de.wiktionary.org/w/index.php?title=merkurdie&amp;action=edit&amp;redlink=1" xlink:type="simple">merkurdie</text:a> </text:p>
          </table:table-cell>
          <table:table-cell office:value-type="string" calcext:value-type="string">
            <text:p><text:a xlink:href="https://de.wiktionary.org/w/index.php?title=jodie&amp;action=edit&amp;redlink=1" xlink:type="simple">jodie</text:a> </text:p>
          </table:table-cell>
          <table:table-cell office:value-type="string" calcext:value-type="string">
            <text:p><text:a xlink:href="https://de.wiktionary.org/w/index.php?title=venerdie&amp;action=edit&amp;redlink=1" xlink:type="simple">venerdie</text:a> </text:p>
          </table:table-cell>
          <table:table-cell office:value-type="string" calcext:value-type="string">
            <text:p><text:a xlink:href="https://de.wiktionary.org/w/index.php?title=saturdie&amp;action=edit&amp;redlink=1" xlink:type="simple">saturdie</text:a> </text:p>
          </table:table-cell>
          <table:table-cell office:value-type="string" calcext:value-type="string">
            <text:p><text:a xlink:href="https://de.wiktionary.org/w/index.php?title=sundie&amp;action=edit&amp;redlink=1" xlink:type="simple">sundie</text:a> 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de.wiktionary.org/wiki/Kategorie:Nynorsk" xlink:type="simple">Nynorsk</text:a> </text:p>
          </table:table-cell>
          <table:table-cell office:value-type="string" calcext:value-type="string">
            <text:p><text:a xlink:href="https://de.wiktionary.org/wiki/måndag" xlink:type="simple">måndag</text:a> </text:p>
          </table:table-cell>
          <table:table-cell office:value-type="string" calcext:value-type="string">
            <text:p><text:a xlink:href="https://de.wiktionary.org/w/index.php?title=tysdag&amp;action=edit&amp;redlink=1" xlink:type="simple">tysdag</text:a> </text:p>
          </table:table-cell>
          <table:table-cell office:value-type="string" calcext:value-type="string">
            <text:p><text:a xlink:href="https://de.wiktionary.org/wiki/onsdag" xlink:type="simple">onsdag</text:a> </text:p>
          </table:table-cell>
          <table:table-cell office:value-type="string" calcext:value-type="string">
            <text:p><text:a xlink:href="https://de.wiktionary.org/wiki/torsdag" xlink:type="simple">torsdag</text:a> </text:p>
          </table:table-cell>
          <table:table-cell office:value-type="string" calcext:value-type="string">
            <text:p><text:a xlink:href="https://de.wiktionary.org/wiki/fredag" xlink:type="simple">fredag</text:a> </text:p>
          </table:table-cell>
          <table:table-cell office:value-type="string" calcext:value-type="string">
            <text:p><text:a xlink:href="https://de.wiktionary.org/wiki/laurdag" xlink:type="simple">laurdag</text:a> </text:p>
          </table:table-cell>
          <table:table-cell office:value-type="string" calcext:value-type="string">
            <text:p><text:a xlink:href="https://de.wiktionary.org/w/index.php?title=sundag&amp;action=edit&amp;redlink=1" xlink:type="simple">sundag</text:a> 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de.wiktionary.org/w/index.php?title=Kategorie:Occitan&amp;action=edit&amp;redlink=1" xlink:type="simple">Occitan</text:a> </text:p>
          </table:table-cell>
          <table:table-cell office:value-type="string" calcext:value-type="string">
            <text:p><text:a xlink:href="https://de.wiktionary.org/wiki/dimenge" xlink:type="simple">dimenge</text:a> </text:p>
          </table:table-cell>
          <table:table-cell office:value-type="string" calcext:value-type="string">
            <text:p><text:a xlink:href="https://de.wiktionary.org/wiki/diluns" xlink:type="simple">diluns</text:a> </text:p>
          </table:table-cell>
          <table:table-cell office:value-type="string" calcext:value-type="string">
            <text:p><text:a xlink:href="https://de.wiktionary.org/wiki/dimars" xlink:type="simple">dimars</text:a> </text:p>
          </table:table-cell>
          <table:table-cell office:value-type="string" calcext:value-type="string">
            <text:p><text:a xlink:href="https://de.wiktionary.org/wiki/dimècres" xlink:type="simple">dimècres</text:a> </text:p>
          </table:table-cell>
          <table:table-cell office:value-type="string" calcext:value-type="string">
            <text:p><text:a xlink:href="https://de.wiktionary.org/wiki/dijòus" xlink:type="simple">dijòus</text:a> </text:p>
          </table:table-cell>
          <table:table-cell office:value-type="string" calcext:value-type="string">
            <text:p><text:a xlink:href="https://de.wiktionary.org/wiki/divendres" xlink:type="simple">divendres</text:a> </text:p>
          </table:table-cell>
          <table:table-cell office:value-type="string" calcext:value-type="string">
            <text:p><text:a xlink:href="https://de.wiktionary.org/wiki/dissabte" xlink:type="simple">dissabte</text:a> </text:p>
          </table:table-cell>
        </table:table-row>
        <table:table-row table:style-name="ro2"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de.wiktionary.org/wiki/Kategorie:Persisch" xlink:type="simple">Persisch</text:a> </text:p>
          </table:table-cell>
          <table:table-cell office:value-type="string" calcext:value-type="string">
            <text:p><text:a xlink:href="https://de.wiktionary.org/w/index.php?title=دو_شنبه&amp;action=edit&amp;redlink=1" xlink:type="simple">دو شنبه</text:a></text:p>
          </table:table-cell>
          <table:table-cell office:value-type="string" calcext:value-type="string">
            <text:p><text:a xlink:href="https://de.wiktionary.org/w/index.php?title=سه_شنبه&amp;action=edit&amp;redlink=1" xlink:type="simple">سه شنبه</text:a></text:p>
          </table:table-cell>
          <table:table-cell office:value-type="string" calcext:value-type="string">
            <text:p><text:a xlink:href="https://de.wiktionary.org/w/index.php?title=چهار_شنبه&amp;action=edit&amp;redlink=1" xlink:type="simple">چهار شنبه</text:a></text:p>
          </table:table-cell>
          <table:table-cell office:value-type="string" calcext:value-type="string">
            <text:p><text:a xlink:href="https://de.wiktionary.org/w/index.php?title=پنجشنبه&amp;action=edit&amp;redlink=1" xlink:type="simple">پنجشنبه</text:a></text:p>
          </table:table-cell>
          <table:table-cell office:value-type="string" calcext:value-type="string">
            <text:p><text:a xlink:href="https://de.wiktionary.org/w/index.php?title=جمعه&amp;action=edit&amp;redlink=1" xlink:type="simple">جمعه</text:a> </text:p>
          </table:table-cell>
          <table:table-cell office:value-type="string" calcext:value-type="string">
            <text:p><text:a xlink:href="https://de.wiktionary.org/wiki/شنبه" xlink:type="simple">شنبه</text:a></text:p>
          </table:table-cell>
          <table:table-cell office:value-type="string" calcext:value-type="string">
            <text:p><text:a xlink:href="https://de.wiktionary.org/w/index.php?title=یکشنبه&amp;action=edit&amp;redlink=1" xlink:type="simple">یکشنبه</text:a>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de.wiktionary.org/wiki/Kategorie:Polnisch" xlink:type="simple">Polnisch</text:a> </text:p>
          </table:table-cell>
          <table:table-cell office:value-type="string" calcext:value-type="string">
            <text:p><text:a xlink:href="https://de.wiktionary.org/wiki/poniedziałek" xlink:type="simple">poniedziałek</text:a> </text:p>
          </table:table-cell>
          <table:table-cell office:value-type="string" calcext:value-type="string">
            <text:p><text:a xlink:href="https://de.wiktionary.org/wiki/wtorek" xlink:type="simple">wtorek</text:a> </text:p>
          </table:table-cell>
          <table:table-cell office:value-type="string" calcext:value-type="string">
            <text:p><text:a xlink:href="https://de.wiktionary.org/wiki/środa" xlink:type="simple">środa</text:a> </text:p>
          </table:table-cell>
          <table:table-cell office:value-type="string" calcext:value-type="string">
            <text:p><text:a xlink:href="https://de.wiktionary.org/wiki/czwartek" xlink:type="simple">czwartek</text:a> </text:p>
          </table:table-cell>
          <table:table-cell office:value-type="string" calcext:value-type="string">
            <text:p><text:a xlink:href="https://de.wiktionary.org/wiki/piątek" xlink:type="simple">piątek</text:a> </text:p>
          </table:table-cell>
          <table:table-cell office:value-type="string" calcext:value-type="string">
            <text:p><text:a xlink:href="https://de.wiktionary.org/wiki/sobota" xlink:type="simple">sobota</text:a> </text:p>
          </table:table-cell>
          <table:table-cell office:value-type="string" calcext:value-type="string">
            <text:p><text:a xlink:href="https://de.wiktionary.org/wiki/niedziela" xlink:type="simple">niedziela</text:a> 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de.wiktionary.org/wiki/Kategorie:Portugiesisch" xlink:type="simple">Portugiesisch</text:a> </text:p>
          </table:table-cell>
          <table:table-cell office:value-type="string" calcext:value-type="string">
            <text:p><text:a xlink:href="https://de.wiktionary.org/wiki/segunda-feira" xlink:type="simple">segunda-feira</text:a> </text:p>
          </table:table-cell>
          <table:table-cell office:value-type="string" calcext:value-type="string">
            <text:p><text:a xlink:href="https://de.wiktionary.org/wiki/terça-feira" xlink:type="simple">terça-feira</text:a> </text:p>
          </table:table-cell>
          <table:table-cell office:value-type="string" calcext:value-type="string">
            <text:p><text:a xlink:href="https://de.wiktionary.org/wiki/quarta-feira" xlink:type="simple">quarta-feira</text:a> </text:p>
          </table:table-cell>
          <table:table-cell office:value-type="string" calcext:value-type="string">
            <text:p><text:a xlink:href="https://de.wiktionary.org/wiki/quinta-feira" xlink:type="simple">quinta-feira</text:a> </text:p>
          </table:table-cell>
          <table:table-cell office:value-type="string" calcext:value-type="string">
            <text:p><text:a xlink:href="https://de.wiktionary.org/wiki/sexta-feira" xlink:type="simple">sexta-feira</text:a> </text:p>
          </table:table-cell>
          <table:table-cell office:value-type="string" calcext:value-type="string">
            <text:p><text:a xlink:href="https://de.wiktionary.org/wiki/sábado" xlink:type="simple">sábado</text:a> </text:p>
          </table:table-cell>
          <table:table-cell office:value-type="string" calcext:value-type="string">
            <text:p><text:a xlink:href="https://de.wiktionary.org/wiki/domingo" xlink:type="simple">domingo</text:a> 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de.wiktionary.org/wiki/Kategorie:Rumänisch" xlink:type="simple">Rumänisch</text:a> </text:p>
          </table:table-cell>
          <table:table-cell office:value-type="string" calcext:value-type="string">
            <text:p><text:a xlink:href="https://de.wiktionary.org/w/index.php?title=Luni&amp;action=edit&amp;redlink=1" xlink:type="simple">Luni</text:a> </text:p>
          </table:table-cell>
          <table:table-cell office:value-type="string" calcext:value-type="string">
            <text:p><text:a xlink:href="https://de.wiktionary.org/w/index.php?title=Marţi&amp;action=edit&amp;redlink=1" xlink:type="simple">Marţi</text:a> </text:p>
          </table:table-cell>
          <table:table-cell office:value-type="string" calcext:value-type="string">
            <text:p><text:a xlink:href="https://de.wiktionary.org/w/index.php?title=Miercuri&amp;action=edit&amp;redlink=1" xlink:type="simple">Miercuri</text:a> </text:p>
          </table:table-cell>
          <table:table-cell office:value-type="string" calcext:value-type="string">
            <text:p><text:a xlink:href="https://de.wiktionary.org/w/index.php?title=Joi&amp;action=edit&amp;redlink=1" xlink:type="simple">Joi</text:a> </text:p>
          </table:table-cell>
          <table:table-cell office:value-type="string" calcext:value-type="string">
            <text:p><text:a xlink:href="https://de.wiktionary.org/w/index.php?title=Vineri&amp;action=edit&amp;redlink=1" xlink:type="simple">Vineri</text:a> </text:p>
          </table:table-cell>
          <table:table-cell office:value-type="string" calcext:value-type="string">
            <text:p><text:a xlink:href="https://de.wiktionary.org/w/index.php?title=Sâmbătă&amp;action=edit&amp;redlink=1" xlink:type="simple">Sâmbătă</text:a> </text:p>
          </table:table-cell>
          <table:table-cell office:value-type="string" calcext:value-type="string">
            <text:p><text:a xlink:href="https://de.wiktionary.org/w/index.php?title=Duminică&amp;action=edit&amp;redlink=1" xlink:type="simple">Duminică</text:a> 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de.wiktionary.org/wiki/Kategorie:Russisch" xlink:type="simple">Russisch</text:a> </text:p>
          </table:table-cell>
          <table:table-cell office:value-type="string" calcext:value-type="string">
            <text:p><text:a xlink:href="https://de.wiktionary.org/wiki/понедельник" xlink:type="simple">понедельник</text:a></text:p>
          </table:table-cell>
          <table:table-cell office:value-type="string" calcext:value-type="string">
            <text:p><text:a xlink:href="https://de.wiktionary.org/wiki/вторник" xlink:type="simple">вторник</text:a></text:p>
          </table:table-cell>
          <table:table-cell office:value-type="string" calcext:value-type="string">
            <text:p><text:a xlink:href="https://de.wiktionary.org/wiki/среда" xlink:type="simple">среда</text:a></text:p>
          </table:table-cell>
          <table:table-cell office:value-type="string" calcext:value-type="string">
            <text:p><text:a xlink:href="https://de.wiktionary.org/wiki/четверг" xlink:type="simple">четверг</text:a></text:p>
          </table:table-cell>
          <table:table-cell office:value-type="string" calcext:value-type="string">
            <text:p><text:a xlink:href="https://de.wiktionary.org/wiki/пятница" xlink:type="simple">пятница</text:a></text:p>
          </table:table-cell>
          <table:table-cell office:value-type="string" calcext:value-type="string">
            <text:p><text:a xlink:href="https://de.wiktionary.org/wiki/суббота" xlink:type="simple">суббота</text:a></text:p>
          </table:table-cell>
          <table:table-cell office:value-type="string" calcext:value-type="string">
            <text:p><text:a xlink:href="https://de.wiktionary.org/wiki/воскресенье" xlink:type="simple">воскресенье</text:a>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de.wiktionary.org/wiki/Kategorie:Sardisch" xlink:type="simple">Sardisch</text:a> </text:p>
          </table:table-cell>
          <table:table-cell office:value-type="string" calcext:value-type="string">
            <text:p><text:a xlink:href="https://de.wiktionary.org/w/index.php?title=Lunisi&amp;action=edit&amp;redlink=1" xlink:type="simple">Lunisi</text:a> </text:p>
          </table:table-cell>
          <table:table-cell office:value-type="string" calcext:value-type="string">
            <text:p><text:a xlink:href="https://de.wiktionary.org/w/index.php?title=Martisi&amp;action=edit&amp;redlink=1" xlink:type="simple">Martisi</text:a> </text:p>
          </table:table-cell>
          <table:table-cell office:value-type="string" calcext:value-type="string">
            <text:p><text:a xlink:href="https://de.wiktionary.org/w/index.php?title=Merculisi&amp;action=edit&amp;redlink=1" xlink:type="simple">Merculisi</text:a> </text:p>
          </table:table-cell>
          <table:table-cell office:value-type="string" calcext:value-type="string">
            <text:p><text:a xlink:href="https://de.wiktionary.org/w/index.php?title=Giobia&amp;action=edit&amp;redlink=1" xlink:type="simple">Giobia</text:a> </text:p>
          </table:table-cell>
          <table:table-cell office:value-type="string" calcext:value-type="string">
            <text:p><text:a xlink:href="https://de.wiktionary.org/w/index.php?title=Cenarba&amp;action=edit&amp;redlink=1" xlink:type="simple">Cenarba</text:a> </text:p>
          </table:table-cell>
          <table:table-cell office:value-type="string" calcext:value-type="string">
            <text:p><text:a xlink:href="https://de.wiktionary.org/w/index.php?title=Sabadu&amp;action=edit&amp;redlink=1" xlink:type="simple">Sabadu</text:a> </text:p>
          </table:table-cell>
          <table:table-cell office:value-type="string" calcext:value-type="string">
            <text:p><text:a xlink:href="https://de.wiktionary.org/w/index.php?title=Ominigu&amp;action=edit&amp;redlink=1" xlink:type="simple">Ominigu</text:a> 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de.wiktionary.org/wiki/Kategorie:Schwedisch" xlink:type="simple">Schwedisch</text:a> </text:p>
          </table:table-cell>
          <table:table-cell office:value-type="string" calcext:value-type="string">
            <text:p><text:a xlink:href="https://de.wiktionary.org/wiki/måndag" xlink:type="simple">måndag</text:a> </text:p>
          </table:table-cell>
          <table:table-cell office:value-type="string" calcext:value-type="string">
            <text:p><text:a xlink:href="https://de.wiktionary.org/wiki/tisdag" xlink:type="simple">tisdag</text:a> </text:p>
          </table:table-cell>
          <table:table-cell office:value-type="string" calcext:value-type="string">
            <text:p><text:a xlink:href="https://de.wiktionary.org/wiki/onsdag" xlink:type="simple">onsdag</text:a> </text:p>
          </table:table-cell>
          <table:table-cell office:value-type="string" calcext:value-type="string">
            <text:p><text:a xlink:href="https://de.wiktionary.org/wiki/torsdag" xlink:type="simple">torsdag</text:a> </text:p>
          </table:table-cell>
          <table:table-cell office:value-type="string" calcext:value-type="string">
            <text:p><text:a xlink:href="https://de.wiktionary.org/wiki/fredag" xlink:type="simple">fredag</text:a> </text:p>
          </table:table-cell>
          <table:table-cell office:value-type="string" calcext:value-type="string">
            <text:p><text:a xlink:href="https://de.wiktionary.org/wiki/lördag" xlink:type="simple">lördag</text:a> </text:p>
          </table:table-cell>
          <table:table-cell office:value-type="string" calcext:value-type="string">
            <text:p><text:a xlink:href="https://de.wiktionary.org/wiki/söndag" xlink:type="simple">söndag</text:a> 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de.wiktionary.org/wiki/Kategorie:Serbisch" xlink:type="simple">Serbisch</text:a> </text:p>
          </table:table-cell>
          <table:table-cell office:value-type="string" calcext:value-type="string">
            <text:p><text:a xlink:href="https://de.wiktionary.org/wiki/понедељак" xlink:type="simple">понедељак</text:a></text:p>
          </table:table-cell>
          <table:table-cell office:value-type="string" calcext:value-type="string">
            <text:p><text:a xlink:href="https://de.wiktionary.org/wiki/уторак" xlink:type="simple">уторак</text:a></text:p>
          </table:table-cell>
          <table:table-cell office:value-type="string" calcext:value-type="string">
            <text:p><text:a xlink:href="https://de.wiktionary.org/wiki/среда" xlink:type="simple">среда</text:a></text:p>
          </table:table-cell>
          <table:table-cell office:value-type="string" calcext:value-type="string">
            <text:p><text:a xlink:href="https://de.wiktionary.org/w/index.php?title=четвртак&amp;action=edit&amp;redlink=1" xlink:type="simple">четвртак</text:a></text:p>
          </table:table-cell>
          <table:table-cell office:value-type="string" calcext:value-type="string">
            <text:p><text:a xlink:href="https://de.wiktionary.org/w/index.php?title=петак&amp;action=edit&amp;redlink=1" xlink:type="simple">петак</text:a></text:p>
          </table:table-cell>
          <table:table-cell office:value-type="string" calcext:value-type="string">
            <text:p><text:a xlink:href="https://de.wiktionary.org/wiki/субота" xlink:type="simple">субота</text:a></text:p>
          </table:table-cell>
          <table:table-cell office:value-type="string" calcext:value-type="string">
            <text:p><text:a xlink:href="https://de.wiktionary.org/wiki/недеља" xlink:type="simple">недеља</text:a>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de.wiktionary.org/wiki/Kategorie:Slowakisch" xlink:type="simple">Slowakisch</text:a> </text:p>
          </table:table-cell>
          <table:table-cell office:value-type="string" calcext:value-type="string">
            <text:p><text:a xlink:href="https://de.wiktionary.org/wiki/pondelok" xlink:type="simple">pondelok</text:a> </text:p>
          </table:table-cell>
          <table:table-cell office:value-type="string" calcext:value-type="string">
            <text:p><text:a xlink:href="https://de.wiktionary.org/wiki/utorok" xlink:type="simple">utorok</text:a> </text:p>
          </table:table-cell>
          <table:table-cell office:value-type="string" calcext:value-type="string">
            <text:p><text:a xlink:href="https://de.wiktionary.org/wiki/streda" xlink:type="simple">streda</text:a> </text:p>
          </table:table-cell>
          <table:table-cell office:value-type="string" calcext:value-type="string">
            <text:p><text:a xlink:href="https://de.wiktionary.org/wiki/štvrtok" xlink:type="simple">štvrtok</text:a> </text:p>
          </table:table-cell>
          <table:table-cell office:value-type="string" calcext:value-type="string">
            <text:p><text:a xlink:href="https://de.wiktionary.org/wiki/piatok" xlink:type="simple">piatok</text:a> </text:p>
          </table:table-cell>
          <table:table-cell office:value-type="string" calcext:value-type="string">
            <text:p><text:a xlink:href="https://de.wiktionary.org/wiki/sobota" xlink:type="simple">sobota</text:a> </text:p>
          </table:table-cell>
          <table:table-cell office:value-type="string" calcext:value-type="string">
            <text:p><text:a xlink:href="https://de.wiktionary.org/wiki/nedela" xlink:type="simple">nedela</text:a>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de.wiktionary.org/wiki/Kategorie:Spanisch" xlink:type="simple">Spanisch</text:a> </text:p>
          </table:table-cell>
          <table:table-cell office:value-type="string" calcext:value-type="string">
            <text:p><text:a xlink:href="https://de.wiktionary.org/wiki/lunes" xlink:type="simple">lunes</text:a> </text:p>
          </table:table-cell>
          <table:table-cell office:value-type="string" calcext:value-type="string">
            <text:p><text:a xlink:href="https://de.wiktionary.org/wiki/martes" xlink:type="simple">martes</text:a> </text:p>
          </table:table-cell>
          <table:table-cell office:value-type="string" calcext:value-type="string">
            <text:p><text:a xlink:href="https://de.wiktionary.org/wiki/miércoles" xlink:type="simple">miércoles</text:a> </text:p>
          </table:table-cell>
          <table:table-cell office:value-type="string" calcext:value-type="string">
            <text:p><text:a xlink:href="https://de.wiktionary.org/wiki/jueves" xlink:type="simple">jueves</text:a> </text:p>
          </table:table-cell>
          <table:table-cell office:value-type="string" calcext:value-type="string">
            <text:p><text:a xlink:href="https://de.wiktionary.org/wiki/viernes" xlink:type="simple">viernes</text:a> </text:p>
          </table:table-cell>
          <table:table-cell office:value-type="string" calcext:value-type="string">
            <text:p><text:a xlink:href="https://de.wiktionary.org/wiki/sábado" xlink:type="simple">sábado</text:a> </text:p>
          </table:table-cell>
          <table:table-cell office:value-type="string" calcext:value-type="string">
            <text:p><text:a xlink:href="https://de.wiktionary.org/wiki/domingo" xlink:type="simple">domingo</text:a> 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de.wiktionary.org/wiki/Kategorie:Suaheli" xlink:type="simple">Swahili</text:a> </text:p>
          </table:table-cell>
          <table:table-cell office:value-type="string" calcext:value-type="string">
            <text:p><text:a xlink:href="https://de.wiktionary.org/w/index.php?title=Jumatatu&amp;action=edit&amp;redlink=1" xlink:type="simple">Jumatatu</text:a> </text:p>
          </table:table-cell>
          <table:table-cell office:value-type="string" calcext:value-type="string">
            <text:p><text:a xlink:href="https://de.wiktionary.org/w/index.php?title=Jumanne&amp;action=edit&amp;redlink=1" xlink:type="simple">Jumanne</text:a> </text:p>
          </table:table-cell>
          <table:table-cell office:value-type="string" calcext:value-type="string">
            <text:p><text:a xlink:href="https://de.wiktionary.org/w/index.php?title=Jumatano&amp;action=edit&amp;redlink=1" xlink:type="simple">Jumatano</text:a> </text:p>
          </table:table-cell>
          <table:table-cell office:value-type="string" calcext:value-type="string">
            <text:p><text:a xlink:href="https://de.wiktionary.org/w/index.php?title=Alhamisi&amp;action=edit&amp;redlink=1" xlink:type="simple">Alhamisi</text:a> </text:p>
          </table:table-cell>
          <table:table-cell office:value-type="string" calcext:value-type="string">
            <text:p><text:a xlink:href="https://de.wiktionary.org/w/index.php?title=Ijumaa&amp;action=edit&amp;redlink=1" xlink:type="simple">Ijumaa</text:a> </text:p>
          </table:table-cell>
          <table:table-cell office:value-type="string" calcext:value-type="string">
            <text:p><text:a xlink:href="https://de.wiktionary.org/w/index.php?title=Jumamosi&amp;action=edit&amp;redlink=1" xlink:type="simple">Jumamosi</text:a> </text:p>
          </table:table-cell>
          <table:table-cell office:value-type="string" calcext:value-type="string">
            <text:p><text:a xlink:href="https://de.wiktionary.org/w/index.php?title=Jumapili&amp;action=edit&amp;redlink=1" xlink:type="simple">Jumapili</text:a> 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de.wiktionary.org/wiki/Kategorie:Tagalog" xlink:type="simple">Tagalog</text:a> </text:p>
          </table:table-cell>
          <table:table-cell office:value-type="string" calcext:value-type="string">
            <text:p><text:a xlink:href="https://de.wiktionary.org/wiki/Lunes" xlink:type="simple">Lunes</text:a> </text:p>
          </table:table-cell>
          <table:table-cell office:value-type="string" calcext:value-type="string">
            <text:p><text:a xlink:href="https://de.wiktionary.org/wiki/Martes" xlink:type="simple">Martes</text:a> </text:p>
          </table:table-cell>
          <table:table-cell office:value-type="string" calcext:value-type="string">
            <text:p><text:a xlink:href="https://de.wiktionary.org/wiki/Miyerkules" xlink:type="simple">Miyerkules</text:a> </text:p>
          </table:table-cell>
          <table:table-cell office:value-type="string" calcext:value-type="string">
            <text:p><text:a xlink:href="https://de.wiktionary.org/wiki/Huwebes" xlink:type="simple">Huwebes</text:a> </text:p>
          </table:table-cell>
          <table:table-cell office:value-type="string" calcext:value-type="string">
            <text:p><text:a xlink:href="https://de.wiktionary.org/wiki/Biyernes" xlink:type="simple">Biyernes</text:a> </text:p>
          </table:table-cell>
          <table:table-cell office:value-type="string" calcext:value-type="string">
            <text:p><text:a xlink:href="https://de.wiktionary.org/wiki/Sabado" xlink:type="simple">Sabado</text:a> </text:p>
          </table:table-cell>
          <table:table-cell office:value-type="string" calcext:value-type="string">
            <text:p><text:a xlink:href="https://de.wiktionary.org/wiki/Linggo" xlink:type="simple">Linggo</text:a> 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de.wiktionary.org/w/index.php?title=Kategorie:Tamilisch&amp;action=edit&amp;redlink=1" xlink:type="simple">Tamilisch</text:a> </text:p>
          </table:table-cell>
          <table:table-cell office:value-type="string" calcext:value-type="string">
            <text:p><text:a xlink:href="https://de.wiktionary.org/w/index.php?title=Thingal&amp;action=edit&amp;redlink=1" xlink:type="simple">Thingal</text:a> </text:p>
          </table:table-cell>
          <table:table-cell office:value-type="string" calcext:value-type="string">
            <text:p><text:a xlink:href="https://de.wiktionary.org/w/index.php?title=Chevvai&amp;action=edit&amp;redlink=1" xlink:type="simple">Chevvai</text:a> </text:p>
          </table:table-cell>
          <table:table-cell office:value-type="string" calcext:value-type="string">
            <text:p><text:a xlink:href="https://de.wiktionary.org/w/index.php?title=Puthan&amp;action=edit&amp;redlink=1" xlink:type="simple">Puthan</text:a> </text:p>
          </table:table-cell>
          <table:table-cell office:value-type="string" calcext:value-type="string">
            <text:p><text:a xlink:href="https://de.wiktionary.org/w/index.php?title=Vyalan&amp;action=edit&amp;redlink=1" xlink:type="simple">Vyalan</text:a> </text:p>
          </table:table-cell>
          <table:table-cell office:value-type="string" calcext:value-type="string">
            <text:p><text:a xlink:href="https://de.wiktionary.org/w/index.php?title=Velli&amp;action=edit&amp;redlink=1" xlink:type="simple">Velli</text:a> </text:p>
          </table:table-cell>
          <table:table-cell office:value-type="string" calcext:value-type="string">
            <text:p><text:a xlink:href="https://de.wiktionary.org/w/index.php?title=Chany&amp;action=edit&amp;redlink=1" xlink:type="simple">Chany</text:a> </text:p>
          </table:table-cell>
          <table:table-cell office:value-type="string" calcext:value-type="string">
            <text:p><text:a xlink:href="https://de.wiktionary.org/w/index.php?title=Gnayaru&amp;action=edit&amp;redlink=1" xlink:type="simple">Gnayaru</text:a> </text:p>
          </table:table-cell>
        </table:table-row>
        <table:table-row table:style-name="ro4"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de.wiktionary.org/wiki/Kategorie:Thai" xlink:type="simple">Thai</text:a> </text:p>
          </table:table-cell>
          <table:table-cell office:value-type="string" calcext:value-type="string">
            <text:p><text:a xlink:href="https://de.wiktionary.org/wiki/วันจันทร์" xlink:type="simple">วันจันทร์</text:a> </text:p>
          </table:table-cell>
          <table:table-cell office:value-type="string" calcext:value-type="string">
            <text:p><text:a xlink:href="https://de.wiktionary.org/wiki/วันอังคาร" xlink:type="simple">วันอังคาร</text:a> </text:p>
          </table:table-cell>
          <table:table-cell office:value-type="string" calcext:value-type="string">
            <text:p><text:a xlink:href="https://de.wiktionary.org/wiki/วันพุธ" xlink:type="simple">วันพุธ</text:a> </text:p>
          </table:table-cell>
          <table:table-cell office:value-type="string" calcext:value-type="string">
            <text:p><text:a xlink:href="https://de.wiktionary.org/wiki/วันพฤหัส" xlink:type="simple">วันพฤหัส</text:a> </text:p>
          </table:table-cell>
          <table:table-cell office:value-type="string" calcext:value-type="string">
            <text:p><text:a xlink:href="https://de.wiktionary.org/wiki/วันศุกร์" xlink:type="simple">วันศุกร์</text:a> </text:p>
          </table:table-cell>
          <table:table-cell office:value-type="string" calcext:value-type="string">
            <text:p><text:a xlink:href="https://de.wiktionary.org/wiki/วันเสาร์" xlink:type="simple">วันเสาร์</text:a> </text:p>
          </table:table-cell>
          <table:table-cell office:value-type="string" calcext:value-type="string">
            <text:p><text:a xlink:href="https://de.wiktionary.org/wiki/วันอาทิตย์" xlink:type="simple">วันอาทิตย์</text:a> 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de.wiktionary.org/wiki/Kategorie:Tschechisch" xlink:type="simple">Tschechisch</text:a> </text:p>
          </table:table-cell>
          <table:table-cell office:value-type="string" calcext:value-type="string">
            <text:p><text:a xlink:href="https://de.wiktionary.org/wiki/pondělí" xlink:type="simple">pondělí</text:a> </text:p>
          </table:table-cell>
          <table:table-cell office:value-type="string" calcext:value-type="string">
            <text:p><text:a xlink:href="https://de.wiktionary.org/wiki/úterý" xlink:type="simple">úterý</text:a> </text:p>
          </table:table-cell>
          <table:table-cell office:value-type="string" calcext:value-type="string">
            <text:p><text:a xlink:href="https://de.wiktionary.org/wiki/středa" xlink:type="simple">středa</text:a> </text:p>
          </table:table-cell>
          <table:table-cell office:value-type="string" calcext:value-type="string">
            <text:p><text:a xlink:href="https://de.wiktionary.org/wiki/čtvrtek" xlink:type="simple">čtvrtek</text:a> </text:p>
          </table:table-cell>
          <table:table-cell office:value-type="string" calcext:value-type="string">
            <text:p><text:a xlink:href="https://de.wiktionary.org/wiki/pátek" xlink:type="simple">pátek</text:a> </text:p>
          </table:table-cell>
          <table:table-cell office:value-type="string" calcext:value-type="string">
            <text:p><text:a xlink:href="https://de.wiktionary.org/wiki/sobota" xlink:type="simple">sobota</text:a> </text:p>
          </table:table-cell>
          <table:table-cell office:value-type="string" calcext:value-type="string">
            <text:p><text:a xlink:href="https://de.wiktionary.org/wiki/neděle" xlink:type="simple">neděle</text:a> 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string" calcext:value-type="string">
            <text:p><text:a xlink:href="https://de.wiktionary.org/wiki/Kategorie:Tok_Pisin" xlink:type="simple">Tok Pisin</text:a> </text:p>
          </table:table-cell>
          <table:table-cell office:value-type="string" calcext:value-type="string">
            <text:p><text:a xlink:href="https://de.wiktionary.org/w/index.php?title=Mande&amp;action=edit&amp;redlink=1" xlink:type="simple">Mande</text:a> </text:p>
          </table:table-cell>
          <table:table-cell office:value-type="string" calcext:value-type="string">
            <text:p><text:a xlink:href="https://de.wiktionary.org/w/index.php?title=Tunde&amp;action=edit&amp;redlink=1" xlink:type="simple">Tunde</text:a> </text:p>
          </table:table-cell>
          <table:table-cell office:value-type="string" calcext:value-type="string">
            <text:p><text:a xlink:href="https://de.wiktionary.org/w/index.php?title=Trinde&amp;action=edit&amp;redlink=1" xlink:type="simple">Trinde</text:a> </text:p>
          </table:table-cell>
          <table:table-cell office:value-type="string" calcext:value-type="string">
            <text:p><text:a xlink:href="https://de.wiktionary.org/w/index.php?title=Fonde&amp;action=edit&amp;redlink=1" xlink:type="simple">Fonde</text:a> </text:p>
          </table:table-cell>
          <table:table-cell office:value-type="string" calcext:value-type="string">
            <text:p><text:a xlink:href="https://de.wiktionary.org/w/index.php?title=Fraide&amp;action=edit&amp;redlink=1" xlink:type="simple">Fraide</text:a> </text:p>
          </table:table-cell>
          <table:table-cell office:value-type="string" calcext:value-type="string">
            <text:p><text:a xlink:href="https://de.wiktionary.org/w/index.php?title=Sarere&amp;action=edit&amp;redlink=1" xlink:type="simple">Sarere</text:a> </text:p>
          </table:table-cell>
          <table:table-cell office:value-type="string" calcext:value-type="string">
            <text:p><text:a xlink:href="https://de.wiktionary.org/wiki/Sande" xlink:type="simple">Sande</text:a> 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de.wiktionary.org/wiki/Kategorie:Türkisch" xlink:type="simple">Türkisch</text:a> </text:p>
          </table:table-cell>
          <table:table-cell office:value-type="string" calcext:value-type="string">
            <text:p><text:a xlink:href="https://de.wiktionary.org/wiki/pazartesi" xlink:type="simple">pazartesi</text:a> </text:p>
          </table:table-cell>
          <table:table-cell office:value-type="string" calcext:value-type="string">
            <text:p><text:a xlink:href="https://de.wiktionary.org/wiki/salı" xlink:type="simple">salı</text:a> </text:p>
          </table:table-cell>
          <table:table-cell office:value-type="string" calcext:value-type="string">
            <text:p><text:a xlink:href="https://de.wiktionary.org/wiki/çarşamba" xlink:type="simple">çarşamba</text:a> </text:p>
          </table:table-cell>
          <table:table-cell office:value-type="string" calcext:value-type="string">
            <text:p><text:a xlink:href="https://de.wiktionary.org/wiki/perşembe" xlink:type="simple">perşembe</text:a> </text:p>
          </table:table-cell>
          <table:table-cell office:value-type="string" calcext:value-type="string">
            <text:p><text:a xlink:href="https://de.wiktionary.org/wiki/cuma" xlink:type="simple">cuma</text:a> </text:p>
          </table:table-cell>
          <table:table-cell office:value-type="string" calcext:value-type="string">
            <text:p><text:a xlink:href="https://de.wiktionary.org/wiki/cumartesi" xlink:type="simple">cumartesi</text:a> </text:p>
          </table:table-cell>
          <table:table-cell office:value-type="string" calcext:value-type="string">
            <text:p><text:a xlink:href="https://de.wiktionary.org/wiki/pazar" xlink:type="simple">pazar</text:a> 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de.wiktionary.org/wiki/Kategorie:Ungarisch" xlink:type="simple">Ungarisch</text:a> </text:p>
          </table:table-cell>
          <table:table-cell office:value-type="string" calcext:value-type="string">
            <text:p><text:a xlink:href="https://de.wiktionary.org/wiki/hétfő" xlink:type="simple">hétfő</text:a> </text:p>
          </table:table-cell>
          <table:table-cell office:value-type="string" calcext:value-type="string">
            <text:p><text:a xlink:href="https://de.wiktionary.org/wiki/kedd" xlink:type="simple">kedd</text:a> </text:p>
          </table:table-cell>
          <table:table-cell office:value-type="string" calcext:value-type="string">
            <text:p><text:a xlink:href="https://de.wiktionary.org/wiki/szerda" xlink:type="simple">szerda</text:a> </text:p>
          </table:table-cell>
          <table:table-cell office:value-type="string" calcext:value-type="string">
            <text:p><text:a xlink:href="https://de.wiktionary.org/wiki/csütörtök" xlink:type="simple">csütörtök</text:a> </text:p>
          </table:table-cell>
          <table:table-cell office:value-type="string" calcext:value-type="string">
            <text:p><text:a xlink:href="https://de.wiktionary.org/wiki/péntek" xlink:type="simple">péntek</text:a> </text:p>
          </table:table-cell>
          <table:table-cell office:value-type="string" calcext:value-type="string">
            <text:p><text:a xlink:href="https://de.wiktionary.org/wiki/szombat" xlink:type="simple">szombat</text:a> </text:p>
          </table:table-cell>
          <table:table-cell office:value-type="string" calcext:value-type="string">
            <text:p><text:a xlink:href="https://de.wiktionary.org/wiki/vasárnap" xlink:type="simple">vasárnap</text:a>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>
          <table:table-cell/>
          <table:table-cell table:style-name="ce3"/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</table:table-row>
        <table:table-row table:style-name="ro5"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omniglot.com/writing/abkhaz.htm" xlink:type="simple">Abkhaz</text:a></text:p>
          </table:table-cell>
          <table:table-cell office:value-type="string" calcext:value-type="string">
            <text:p>ашәахь</text:p>
            <text:p>(ašəax’)</text:p>
          </table:table-cell>
          <table:table-cell office:value-type="string" calcext:value-type="string">
            <text:p>аҩаш</text:p>
            <text:p>(ao̩aš)</text:p>
          </table:table-cell>
          <table:table-cell office:value-type="string" calcext:value-type="string">
            <text:p>ахаш</text:p>
            <text:p>(axaš)</text:p>
          </table:table-cell>
          <table:table-cell office:value-type="string" calcext:value-type="string">
            <text:p>аҧшьаш</text:p>
            <text:p>(aṗš’aš)</text:p>
          </table:table-cell>
          <table:table-cell office:value-type="string" calcext:value-type="string">
            <text:p>ахәаш</text:p>
            <text:p>(axəaš)</text:p>
          </table:table-cell>
          <table:table-cell office:value-type="string" calcext:value-type="string">
            <text:p>асабш</text:p>
            <text:p>(asabš)</text:p>
          </table:table-cell>
          <table:table-cell office:value-type="string" calcext:value-type="string">
            <text:p>амҽыш</text:p>
            <text:p>(amċ̨yš)</text:p>
          </table:table-cell>
        </table:table-row>
        <table:table-row table:style-name="ro5"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omniglot.com/writing/afrikaans.htm" xlink:type="simple">Afrikaans</text:a></text:p>
          </table:table-cell>
          <table:table-cell office:value-type="string" calcext:value-type="string">
            <text:p>Maandag</text:p>
            <text:p>'moon day'</text:p>
          </table:table-cell>
          <table:table-cell office:value-type="string" calcext:value-type="string">
            <text:p>Dinsdag</text:p>
            <text:p>'thing day'</text:p>
          </table:table-cell>
          <table:table-cell office:value-type="string" calcext:value-type="string">
            <text:p>Woensdag</text:p>
            <text:p>'Wodin's day'</text:p>
          </table:table-cell>
          <table:table-cell office:value-type="string" calcext:value-type="string">
            <text:p>Donderdag</text:p>
            <text:p>'Thor's day'</text:p>
          </table:table-cell>
          <table:table-cell office:value-type="string" calcext:value-type="string">
            <text:p>Vrydag</text:p>
            <text:p>'Frige's day'</text:p>
          </table:table-cell>
          <table:table-cell office:value-type="string" calcext:value-type="string">
            <text:p>Saterdag</text:p>
            <text:p>'Saturn's day'</text:p>
          </table:table-cell>
          <table:table-cell office:value-type="string" calcext:value-type="string">
            <text:p>Sondag</text:p>
            <text:p>'sun day'</text:p>
          </table:table-cell>
        </table:table-row>
        <table:table-row table:style-name="ro6"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omniglot.com/writing/albanian.htm" xlink:type="simple">Albanian</text:a></text:p>
          </table:table-cell>
          <table:table-cell office:value-type="string" calcext:value-type="string">
            <text:p>e hënë</text:p>
            <text:p>'of moon'</text:p>
          </table:table-cell>
          <table:table-cell office:value-type="string" calcext:value-type="string">
            <text:p>e martë</text:p>
            <text:p>'of mars'</text:p>
          </table:table-cell>
          <table:table-cell office:value-type="string" calcext:value-type="string">
            <text:p>e mërkurë</text:p>
            <text:p>'of mercury'</text:p>
          </table:table-cell>
          <table:table-cell office:value-type="string" calcext:value-type="string">
            <text:p>e enjte</text:p>
            <text:p>'of Enjte' (local deity </text:p>
            <text:p>identified with Zeus)</text:p>
          </table:table-cell>
          <table:table-cell office:value-type="string" calcext:value-type="string">
            <text:p>e premte</text:p>
            <text:p>'of Venus'</text:p>
          </table:table-cell>
          <table:table-cell office:value-type="string" calcext:value-type="string">
            <text:p>e shtunë</text:p>
            <text:p>'of sabbath'</text:p>
          </table:table-cell>
          <table:table-cell office:value-type="string" calcext:value-type="string">
            <text:p>e diel</text:p>
            <text:p>'of sun'</text:p>
          </table:table-cell>
        </table:table-row>
        <table:table-row table:style-name="ro7"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omniglot.com/writing/amharic.htm" xlink:type="simple">Amharic</text:a></text:p>
          </table:table-cell>
          <table:table-cell office:value-type="string" calcext:value-type="string">
            <text:p>ሰኞ</text:p>
            <text:p>(senyo)</text:p>
          </table:table-cell>
          <table:table-cell office:value-type="string" calcext:value-type="string">
            <text:p>ማክሰኞ</text:p>
            <text:p>(maksenyo)</text:p>
          </table:table-cell>
          <table:table-cell office:value-type="string" calcext:value-type="string">
            <text:p>ረቡዕ</text:p>
            <text:p>(rob)</text:p>
          </table:table-cell>
          <table:table-cell office:value-type="string" calcext:value-type="string">
            <text:p>ሐሙስ</text:p>
            <text:p>(hamus)</text:p>
          </table:table-cell>
          <table:table-cell office:value-type="string" calcext:value-type="string">
            <text:p>ዓርብ</text:p>
            <text:p>(arb)</text:p>
          </table:table-cell>
          <table:table-cell office:value-type="string" calcext:value-type="string">
            <text:p>ቅዳሜ</text:p>
            <text:p>(kidami)</text:p>
          </table:table-cell>
          <table:table-cell office:value-type="string" calcext:value-type="string">
            <text:p>እሑድ</text:p>
            <text:p>(ehud)</text:p>
          </table:table-cell>
        </table:table-row>
        <table:table-row table:style-name="ro8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omniglot.com/writing/arabic_moroccan.htm" xlink:type="simple">Arabic</text:a></text:p>
            <text:p>(Modern Standard)</text:p>
          </table:table-cell>
          <table:table-cell office:value-type="string" calcext:value-type="string">
            <text:p>يوم الإثنين</text:p>
            <text:p>(yaum al-itnayn)</text:p>
          </table:table-cell>
          <table:table-cell office:value-type="string" calcext:value-type="string">
            <text:p>يوم الثلاثاء</text:p>
            <text:p>(yaum at-talāthā')</text:p>
          </table:table-cell>
          <table:table-cell office:value-type="string" calcext:value-type="string">
            <text:p>يوم الأربعاء</text:p>
            <text:p>(yaum al-arbaʿā')</text:p>
          </table:table-cell>
          <table:table-cell office:value-type="string" calcext:value-type="string">
            <text:p>يوم الخميس</text:p>
            <text:p>(yaum al-hamīs)</text:p>
          </table:table-cell>
          <table:table-cell office:value-type="string" calcext:value-type="string">
            <text:p>يوم الجمعة</text:p>
            <text:p>(yaum al-jumʿâ)</text:p>
          </table:table-cell>
          <table:table-cell office:value-type="string" calcext:value-type="string">
            <text:p>يوم السبت</text:p>
            <text:p>(yaum as-sabt)</text:p>
          </table:table-cell>
          <table:table-cell office:value-type="string" calcext:value-type="string">
            <text:p>يوم الأحد</text:p>
            <text:p>(yaum al-ahad)</text:p>
          </table:table-cell>
        </table:table-row>
        <table:table-row table:style-name="ro7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omniglot.com/writing/arabic_egypt.htm" xlink:type="simple">Arabic</text:a></text:p>
            <text:p>(Egyptian)</text:p>
          </table:table-cell>
          <table:table-cell office:value-type="string" calcext:value-type="string">
            <text:p><text:a xlink:href="https://omniglot.com/soundfiles/arabic_eg/days/monday_ar-eg.mp3" xlink:type="simple">الاتنين</text:a></text:p>
            <text:p>(l-etnen)</text:p>
          </table:table-cell>
          <table:table-cell office:value-type="string" calcext:value-type="string">
            <text:p><text:a xlink:href="https://omniglot.com/soundfiles/arabic_eg/days/tuesday_ar-eg.mp3" xlink:type="simple">التلات</text:a></text:p>
            <text:p>(et-talāt)</text:p>
          </table:table-cell>
          <table:table-cell office:value-type="string" calcext:value-type="string">
            <text:p><text:a xlink:href="https://omniglot.com/soundfiles/arabic_eg/days/wednesday_ar-eg.mp3" xlink:type="simple">الاربع</text:a></text:p>
            <text:p>(l-arbāʼ)</text:p>
          </table:table-cell>
          <table:table-cell office:value-type="string" calcext:value-type="string">
            <text:p><text:a xlink:href="https://omniglot.com/soundfiles/arabic_eg/days/thursday_ar-eg.mp3" xlink:type="simple">الخميس</text:a></text:p>
            <text:p>(el-khamēs)</text:p>
          </table:table-cell>
          <table:table-cell office:value-type="string" calcext:value-type="string">
            <text:p><text:a xlink:href="https://omniglot.com/soundfiles/arabic_eg/days/friday_ar-eg.mp3" xlink:type="simple">الجمعة</text:a></text:p>
            <text:p>(el-gom'ā)</text:p>
          </table:table-cell>
          <table:table-cell office:value-type="string" calcext:value-type="string">
            <text:p><text:a xlink:href="https://omniglot.com/soundfiles/arabic_eg/days/saturday_ar-eg.mp3" xlink:type="simple">السبت</text:a></text:p>
            <text:p>(es-sabt)</text:p>
          </table:table-cell>
          <table:table-cell office:value-type="string" calcext:value-type="string">
            <text:p><text:a xlink:href="https://omniglot.com/soundfiles/arabic_eg/days/sunday_ar-eg.mp3" xlink:type="simple">الحد</text:a></text:p>
            <text:p>(el-hadd)</text:p>
          </table:table-cell>
        </table:table-row>
        <table:table-row table:style-name="ro8"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omniglot.com/writing/arabic.htm" xlink:type="simple">Arabic</text:a></text:p>
            <text:p>(Moroccan)</text:p>
          </table:table-cell>
          <table:table-cell office:value-type="string" calcext:value-type="string">
            <text:p>يوم الإثنين</text:p>
            <text:p>(nhar letnīn)</text:p>
          </table:table-cell>
          <table:table-cell office:value-type="string" calcext:value-type="string">
            <text:p>يوم الثلاثاء</text:p>
            <text:p>(nhar ttlat)</text:p>
          </table:table-cell>
          <table:table-cell office:value-type="string" calcext:value-type="string">
            <text:p>يوم الأربعاء</text:p>
            <text:p>(nhar larbʿ)</text:p>
          </table:table-cell>
          <table:table-cell office:value-type="string" calcext:value-type="string">
            <text:p>يوم الخميس</text:p>
            <text:p>(nhar lekhmīs)</text:p>
          </table:table-cell>
          <table:table-cell office:value-type="string" calcext:value-type="string">
            <text:p>يوم الجمعة</text:p>
            <text:p>(nhar zhzhemʿa)</text:p>
          </table:table-cell>
          <table:table-cell office:value-type="string" calcext:value-type="string">
            <text:p>يوم السبت</text:p>
            <text:p>(nhar ssebt)</text:p>
          </table:table-cell>
          <table:table-cell office:value-type="string" calcext:value-type="string">
            <text:p>يوم الأحد</text:p>
            <text:p>(nhar lhedd)</text:p>
          </table:table-cell>
        </table:table-row>
        <table:table-row table:style-name="ro9"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omniglot.com/writing/armenian.htm" xlink:type="simple">Armenian</text:a></text:p>
          </table:table-cell>
          <table:table-cell office:value-type="string" calcext:value-type="string">
            <text:p>Երկուշաբթի</text:p>
            <text:p>(Yergooshapti)</text:p>
          </table:table-cell>
          <table:table-cell office:value-type="string" calcext:value-type="string">
            <text:p>Երեքշաբթի</text:p>
            <text:p>(Yerekshapti)</text:p>
          </table:table-cell>
          <table:table-cell office:value-type="string" calcext:value-type="string">
            <text:p>Չորեքշաբթի</text:p>
            <text:p>(Chorekshapti)</text:p>
          </table:table-cell>
          <table:table-cell office:value-type="string" calcext:value-type="string">
            <text:p>Հինգշաբթի</text:p>
            <text:p>(Hinkshapti)</text:p>
          </table:table-cell>
          <table:table-cell office:value-type="string" calcext:value-type="string">
            <text:p>Ուրբաթ</text:p>
            <text:p>(Ourpat)</text:p>
          </table:table-cell>
          <table:table-cell office:value-type="string" calcext:value-type="string">
            <text:p>Շաբաթ</text:p>
            <text:p>(Shapat)</text:p>
          </table:table-cell>
          <table:table-cell office:value-type="string" calcext:value-type="string">
            <text:p>Կիրակի</text:p>
            <text:p>(Giragi)</text:p>
          </table:table-cell>
        </table:table-row>
        <table:table-row table:style-name="ro5"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omniglot.com/writing/azeri.htm" xlink:type="simple">Azerbaijani</text:a></text:p>
          </table:table-cell>
          <table:table-cell office:value-type="string" calcext:value-type="string">
            <text:p>Bazar ertəsi</text:p>
          </table:table-cell>
          <table:table-cell office:value-type="string" calcext:value-type="string">
            <text:p>Çərşənbə axşamı</text:p>
          </table:table-cell>
          <table:table-cell office:value-type="string" calcext:value-type="string">
            <text:p>Çərşənbə</text:p>
          </table:table-cell>
          <table:table-cell office:value-type="string" calcext:value-type="string">
            <text:p>Cümə axşamı</text:p>
          </table:table-cell>
          <table:table-cell office:value-type="string" calcext:value-type="string">
            <text:p>Cümə</text:p>
          </table:table-cell>
          <table:table-cell office:value-type="string" calcext:value-type="string">
            <text:p>Şənbə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omniglot.com/writing/basque.htm" xlink:type="simple">Basque</text:a></text:p>
          </table:table-cell>
          <table:table-cell office:value-type="string" calcext:value-type="string">
            <text:p>astelehena</text:p>
          </table:table-cell>
          <table:table-cell office:value-type="string" calcext:value-type="string">
            <text:p>asteartea</text:p>
          </table:table-cell>
          <table:table-cell office:value-type="string" calcext:value-type="string">
            <text:p>asteazkena</text:p>
          </table:table-cell>
          <table:table-cell office:value-type="string" calcext:value-type="string">
            <text:p>osteguna</text:p>
          </table:table-cell>
          <table:table-cell office:value-type="string" calcext:value-type="string">
            <text:p>ostirala</text:p>
          </table:table-cell>
          <table:table-cell office:value-type="string" calcext:value-type="string">
            <text:p>larunbata</text:p>
          </table:table-cell>
          <table:table-cell office:value-type="string" calcext:value-type="string">
            <text:p>igandea</text:p>
          </table:table-cell>
        </table:table-row>
        <table:table-row table:style-name="ro5"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omniglot.com/writing/belarusian.htm" xlink:type="simple">Belarussian</text:a></text:p>
          </table:table-cell>
          <table:table-cell office:value-type="string" calcext:value-type="string">
            <text:p>панядзелак</text:p>
            <text:p>(panjadzielak)</text:p>
          </table:table-cell>
          <table:table-cell office:value-type="string" calcext:value-type="string">
            <text:p>аўторак</text:p>
            <text:p>(aǔtorak)</text:p>
          </table:table-cell>
          <table:table-cell office:value-type="string" calcext:value-type="string">
            <text:p>серада</text:p>
            <text:p>(sierada)</text:p>
          </table:table-cell>
          <table:table-cell office:value-type="string" calcext:value-type="string">
            <text:p>чацьвер</text:p>
            <text:p>(čac'vier)</text:p>
          </table:table-cell>
          <table:table-cell office:value-type="string" calcext:value-type="string">
            <text:p>пятніца</text:p>
            <text:p>(pjatnica)</text:p>
          </table:table-cell>
          <table:table-cell office:value-type="string" calcext:value-type="string">
            <text:p>сыбота</text:p>
            <text:p>(sybota)</text:p>
          </table:table-cell>
          <table:table-cell office:value-type="string" calcext:value-type="string">
            <text:p>нядзеля</text:p>
            <text:p>(njadzielja)</text:p>
          </table:table-cell>
        </table:table-row>
        <table:table-row table:style-name="ro8"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omniglot.com/writing/bengali.htm" xlink:type="simple">Bengali</text:a></text:p>
          </table:table-cell>
          <table:table-cell office:value-type="string" calcext:value-type="string">
            <text:p>সোমবার;</text:p>
            <text:p>(somabar)</text:p>
          </table:table-cell>
          <table:table-cell office:value-type="string" calcext:value-type="string">
            <text:p>মঙ্গলবার;</text:p>
            <text:p>(mônggôlôbar)</text:p>
          </table:table-cell>
          <table:table-cell office:value-type="string" calcext:value-type="string">
            <text:p>বুধবার;</text:p>
            <text:p>(budhôbar)</text:p>
          </table:table-cell>
          <table:table-cell office:value-type="string" calcext:value-type="string">
            <text:p>বৃহস্পতিবার;</text:p>
            <text:p>(brhôspôtibar)</text:p>
          </table:table-cell>
          <table:table-cell office:value-type="string" calcext:value-type="string">
            <text:p>শুক্রবার;</text:p>
            <text:p>(shukrôbar)</text:p>
          </table:table-cell>
          <table:table-cell office:value-type="string" calcext:value-type="string">
            <text:p>শনিবার;</text:p>
            <text:p>(shônibar)</text:p>
          </table:table-cell>
          <table:table-cell office:value-type="string" calcext:value-type="string">
            <text:p>রবিবার;</text:p>
            <text:p>(rôbibar)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omniglot.com/writing/bosnian.htm" xlink:type="simple">Bosnian</text:a></text:p>
          </table:table-cell>
          <table:table-cell office:value-type="string" calcext:value-type="string">
            <text:p>ponedeljak</text:p>
          </table:table-cell>
          <table:table-cell office:value-type="string" calcext:value-type="string">
            <text:p>utorak</text:p>
          </table:table-cell>
          <table:table-cell office:value-type="string" calcext:value-type="string">
            <text:p>srijeda</text:p>
          </table:table-cell>
          <table:table-cell office:value-type="string" calcext:value-type="string">
            <text:p>cxetvrtak</text:p>
          </table:table-cell>
          <table:table-cell office:value-type="string" calcext:value-type="string">
            <text:p>petak</text:p>
          </table:table-cell>
          <table:table-cell office:value-type="string" calcext:value-type="string">
            <text:p>subota</text:p>
          </table:table-cell>
          <table:table-cell office:value-type="string" calcext:value-type="string">
            <text:p>nedjelja</text:p>
          </table:table-cell>
        </table:table-row>
        <table:table-row table:style-name="ro5"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omniglot.com/writing/breton.htm" xlink:type="simple">Breton</text:a></text:p>
          </table:table-cell>
          <table:table-cell office:value-type="string" calcext:value-type="string">
            <text:p><text:a xlink:href="https://omniglot.com/soundfiles/breton/time/monday_br.mp3" xlink:type="simple">dilun</text:a></text:p>
            <text:p>'moon day'</text:p>
          </table:table-cell>
          <table:table-cell office:value-type="string" calcext:value-type="string">
            <text:p><text:a xlink:href="https://omniglot.com/soundfiles/breton/time/tuesday_br.mp3" xlink:type="simple">dimeurz</text:a></text:p>
            <text:p>'Mars day'</text:p>
          </table:table-cell>
          <table:table-cell office:value-type="string" calcext:value-type="string">
            <text:p><text:a xlink:href="https://omniglot.com/soundfiles/breton/time/wednesday_br.mp3" xlink:type="simple">dimerher</text:a></text:p>
            <text:p>'Mercury day'</text:p>
          </table:table-cell>
          <table:table-cell office:value-type="string" calcext:value-type="string">
            <text:p><text:a xlink:href="https://omniglot.com/soundfiles/breton/time/thursday_br.mp3" xlink:type="simple">diriaou</text:a></text:p>
            <text:p>'Jupiter day'</text:p>
          </table:table-cell>
          <table:table-cell office:value-type="string" calcext:value-type="string">
            <text:p><text:a xlink:href="https://omniglot.com/soundfiles/breton/time/friday_br.mp3" xlink:type="simple">digwener</text:a></text:p>
            <text:p>'Venus day'</text:p>
          </table:table-cell>
          <table:table-cell office:value-type="string" calcext:value-type="string">
            <text:p><text:a xlink:href="https://omniglot.com/soundfiles/breton/time/saturday_br.mp3" xlink:type="simple">disadorn</text:a></text:p>
            <text:p>'Saturn day'</text:p>
          </table:table-cell>
          <table:table-cell office:value-type="string" calcext:value-type="string">
            <text:p><text:a xlink:href="https://omniglot.com/soundfiles/breton/time/sunday_br.mp3" xlink:type="simple">disul</text:a></text:p>
            <text:p>'sun day'</text:p>
          </table:table-cell>
        </table:table-row>
        <table:table-row table:style-name="ro5"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omniglot.com/writing/bulgarian.htm" xlink:type="simple">Bulgarian</text:a></text:p>
          </table:table-cell>
          <table:table-cell office:value-type="string" calcext:value-type="string">
            <text:p>понеделник</text:p>
            <text:p>(ponedelnik)</text:p>
          </table:table-cell>
          <table:table-cell office:value-type="string" calcext:value-type="string">
            <text:p>вторник</text:p>
            <text:p>(vtornik)</text:p>
          </table:table-cell>
          <table:table-cell office:value-type="string" calcext:value-type="string">
            <text:p>сряда</text:p>
            <text:p>(srjada)</text:p>
          </table:table-cell>
          <table:table-cell office:value-type="string" calcext:value-type="string">
            <text:p>четвъртък</text:p>
            <text:p>(četvãrtãk)</text:p>
          </table:table-cell>
          <table:table-cell office:value-type="string" calcext:value-type="string">
            <text:p>петък</text:p>
            <text:p>(petãk)</text:p>
          </table:table-cell>
          <table:table-cell office:value-type="string" calcext:value-type="string">
            <text:p>събота</text:p>
            <text:p>(sãbota)</text:p>
          </table:table-cell>
          <table:table-cell office:value-type="string" calcext:value-type="string">
            <text:p>неделя</text:p>
            <text:p>(nedelja)</text:p>
          </table:table-cell>
        </table:table-row>
        <table:table-row table:style-name="ro7"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omniglot.com/writing/burmese.htm" xlink:type="simple">Burmese</text:a></text:p>
          </table:table-cell>
          <table:table-cell office:value-type="string" calcext:value-type="string">
            <text:p>တနင်္လာ</text:p>
            <text:p>(taninla)</text:p>
          </table:table-cell>
          <table:table-cell office:value-type="string" calcext:value-type="string">
            <text:p>အင်္ဂါ</text:p>
            <text:p>(inga)</text:p>
          </table:table-cell>
          <table:table-cell office:value-type="string" calcext:value-type="string">
            <text:p>ဗုဒ္ဓဟူး</text:p>
            <text:p>(boddahu)</text:p>
          </table:table-cell>
          <table:table-cell office:value-type="string" calcext:value-type="string">
            <text:p>ကြာသပတေး</text:p>
            <text:p>(kyathabade)</text:p>
          </table:table-cell>
          <table:table-cell office:value-type="string" calcext:value-type="string">
            <text:p>သောကြာ</text:p>
            <text:p>(thaukkya)</text:p>
          </table:table-cell>
          <table:table-cell office:value-type="string" calcext:value-type="string">
            <text:p>စနေ</text:p>
            <text:p>(sanay)</text:p>
          </table:table-cell>
          <table:table-cell office:value-type="string" calcext:value-type="string">
            <text:p>တနင်္ဂနွေ</text:p>
            <text:p>(taninganwe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omniglot.com/writing/catalan.htm" xlink:type="simple">Catalan</text:a></text:p>
          </table:table-cell>
          <table:table-cell office:value-type="string" calcext:value-type="string">
            <text:p>dilluns</text:p>
          </table:table-cell>
          <table:table-cell office:value-type="string" calcext:value-type="string">
            <text:p>dimarts</text:p>
          </table:table-cell>
          <table:table-cell office:value-type="string" calcext:value-type="string">
            <text:p>dimecres</text:p>
          </table:table-cell>
          <table:table-cell office:value-type="string" calcext:value-type="string">
            <text:p>dijous</text:p>
          </table:table-cell>
          <table:table-cell office:value-type="string" calcext:value-type="string">
            <text:p>divendres</text:p>
          </table:table-cell>
          <table:table-cell office:value-type="string" calcext:value-type="string">
            <text:p>dissabte</text:p>
          </table:table-cell>
          <table:table-cell office:value-type="string" calcext:value-type="string">
            <text:p>diumenge</text:p>
          </table:table-cell>
        </table:table-row>
        <table:table-row table:style-name="ro5"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omniglot.com/writing/chechen.htm" xlink:type="simple">Chechen</text:a></text:p>
          </table:table-cell>
          <table:table-cell office:value-type="string" calcext:value-type="string">
            <text:p>оршот</text:p>
            <text:p>(orshot)</text:p>
          </table:table-cell>
          <table:table-cell office:value-type="string" calcext:value-type="string">
            <text:p>шинара</text:p>
            <text:p>(shinara)</text:p>
          </table:table-cell>
          <table:table-cell office:value-type="string" calcext:value-type="string">
            <text:p>кхаара</text:p>
            <text:p>(qaara)</text:p>
          </table:table-cell>
          <table:table-cell office:value-type="string" calcext:value-type="string">
            <text:p>еара</text:p>
            <text:p>(eara)</text:p>
          </table:table-cell>
          <table:table-cell office:value-type="string" calcext:value-type="string">
            <text:p>п1ераска</text:p>
            <text:p>(p'eraska)</text:p>
          </table:table-cell>
          <table:table-cell office:value-type="string" calcext:value-type="string">
            <text:p>шот</text:p>
            <text:p>(shot)</text:p>
          </table:table-cell>
          <table:table-cell office:value-type="string" calcext:value-type="string">
            <text:p>к1иранде</text:p>
            <text:p>(k'irande)</text:p>
          </table:table-cell>
        </table:table-row>
        <table:table-row table:style-name="ro10"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omniglot.com/chinese/cantonese.htm" xlink:type="simple">Chinese(Cantonese)</text:a></text:p>
          </table:table-cell>
          <table:table-cell office:value-type="string" calcext:value-type="string">
            <text:p><text:a xlink:href="https://omniglot.com/soundfiles/cantonese/monday1_ca.mp3" xlink:type="simple">星期一</text:a></text:p>
            <text:p>(sìngkèih yāt)</text:p>
            <text:p><text:a xlink:href="https://omniglot.com/soundfiles/cantonese/monday2_ca.mp3" xlink:type="simple">禮拜一</text:a></text:p>
            <text:p>(láihbaaih yāt) </text:p>
          </table:table-cell>
          <table:table-cell office:value-type="string" calcext:value-type="string">
            <text:p><text:a xlink:href="https://omniglot.com/soundfiles/cantonese/tuesday1_ca.mp3" xlink:type="simple">星期二</text:a></text:p>
            <text:p>(sìngkèih yih)</text:p>
            <text:p><text:a xlink:href="https://omniglot.com/soundfiles/cantonese/tuesday2_ca.mp3" xlink:type="simple">禮拜一</text:a></text:p>
            <text:p>(láihbaaih yih) </text:p>
          </table:table-cell>
          <table:table-cell office:value-type="string" calcext:value-type="string">
            <text:p><text:a xlink:href="https://omniglot.com/soundfiles/cantonese/wednesday1_ca.mp3" xlink:type="simple">星期三</text:a></text:p>
            <text:p>(sìngkèih sàam)</text:p>
            <text:p><text:a xlink:href="https://omniglot.com/soundfiles/cantonese/wednesday2_ca.mp3" xlink:type="simple">禮拜三</text:a></text:p>
            <text:p>(láihbaaih sàam) </text:p>
          </table:table-cell>
          <table:table-cell office:value-type="string" calcext:value-type="string">
            <text:p><text:a xlink:href="https://omniglot.com/soundfiles/cantonese/thursday1_ca.mp3" xlink:type="simple">星期四</text:a></text:p>
            <text:p>(sìngkèih sei)</text:p>
            <text:p><text:a xlink:href="https://omniglot.com/soundfiles/cantonese/thursday2_ca.mp3" xlink:type="simple">禮拜四</text:a></text:p>
            <text:p>(láihbaaih sei) </text:p>
          </table:table-cell>
          <table:table-cell office:value-type="string" calcext:value-type="string">
            <text:p><text:a xlink:href="https://omniglot.com/soundfiles/cantonese/friday1_ca.mp3" xlink:type="simple">星期五</text:a></text:p>
            <text:p>(sìngkèih nǵh)</text:p>
            <text:p><text:a xlink:href="https://omniglot.com/soundfiles/cantonese/friday2_ca.mp3" xlink:type="simple">禮拜五</text:a></text:p>
            <text:p>(láihbaaih nǵh) </text:p>
          </table:table-cell>
          <table:table-cell office:value-type="string" calcext:value-type="string">
            <text:p><text:a xlink:href="https://omniglot.com/soundfiles/cantonese/saturday1_ca.mp3" xlink:type="simple">星期六</text:a></text:p>
            <text:p>(sìngkèih luhk)</text:p>
            <text:p><text:a xlink:href="https://omniglot.com/soundfiles/cantonese/saturday2_ca.mp3" xlink:type="simple">禮拜六</text:a></text:p>
            <text:p>(láihbaaih luhk) </text:p>
          </table:table-cell>
          <table:table-cell office:value-type="string" calcext:value-type="string">
            <text:p><text:a xlink:href="https://omniglot.com/soundfiles/cantonese/sunday1_ca.mp3" xlink:type="simple">星期日</text:a></text:p>
            <text:p>(sìngkèih yaht)</text:p>
            <text:p><text:a xlink:href="https://omniglot.com/soundfiles/cantonese/sunday2_ca.mp3" xlink:type="simple">禮拜(日)</text:a></text:p>
            <text:p>(láihbaaih yaht) </text:p>
          </table:table-cell>
        </table:table-row>
        <table:table-row table:style-name="ro11"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omniglot.com/chinese/hakka.htm" xlink:type="simple">Chinese(Hakka)</text:a></text:p>
          </table:table-cell>
          <table:table-cell office:value-type="string" calcext:value-type="string">
            <text:p>拜一</text:p>
            <text:p>(bai5-jit3)</text:p>
          </table:table-cell>
          <table:table-cell office:value-type="string" calcext:value-type="string">
            <text:p>拜二</text:p>
            <text:p>(bai5-ngi5)</text:p>
          </table:table-cell>
          <table:table-cell office:value-type="string" calcext:value-type="string">
            <text:p>拜三</text:p>
            <text:p>(bai5-sam1)</text:p>
          </table:table-cell>
          <table:table-cell office:value-type="string" calcext:value-type="string">
            <text:p>拜四</text:p>
            <text:p>(bai5-si5)</text:p>
          </table:table-cell>
          <table:table-cell office:value-type="string" calcext:value-type="string">
            <text:p>拜五</text:p>
            <text:p>(bai5-ng3)</text:p>
          </table:table-cell>
          <table:table-cell office:value-type="string" calcext:value-type="string">
            <text:p>拜六</text:p>
            <text:p>(bai5-luk7)</text:p>
          </table:table-cell>
          <table:table-cell office:value-type="string" calcext:value-type="string">
            <text:p>禮拜日</text:p>
            <text:p>(le2-bai5-ngit7)</text:p>
          </table:table-cell>
        </table:table-row>
        <table:table-row table:style-name="ro12"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omniglot.com/chinese/mandarin.htm" xlink:type="simple">Chinese(Mandarin)</text:a></text:p>
          </table:table-cell>
          <table:table-cell office:value-type="string" calcext:value-type="string">
            <text:p><text:a xlink:href="https://omniglot.com/soundfiles/mandarin/monday1_mandarin.mp3" xlink:type="simple">星期一</text:a></text:p>
            <text:p>(xīngqīyī)</text:p>
            <text:p><text:a xlink:href="https://omniglot.com/soundfiles/mandarin/monday2_mandarin.mp3" xlink:type="simple">禮拜一</text:a></text:p>
            <text:p>(lǐbàiyī) </text:p>
          </table:table-cell>
          <table:table-cell office:value-type="string" calcext:value-type="string">
            <text:p><text:a xlink:href="https://omniglot.com/soundfiles/mandarin/tuesday1_mandarin.mp3" xlink:type="simple">星期二</text:a></text:p>
            <text:p>(xīngqīèr)</text:p>
            <text:p><text:a xlink:href="https://omniglot.com/soundfiles/mandarin/tuesday2_mandarin.mp3" xlink:type="simple">禮拜二</text:a></text:p>
            <text:p>(lǐbàièr) </text:p>
          </table:table-cell>
          <table:table-cell office:value-type="string" calcext:value-type="string">
            <text:p><text:a xlink:href="https://omniglot.com/soundfiles/mandarin/wednesday1_mandarin.mp3" xlink:type="simple">星期三</text:a></text:p>
            <text:p>(xīngqīsān)</text:p>
            <text:p><text:a xlink:href="https://omniglot.com/soundfiles/mandarin/wednesday2_mandarin.mp3" xlink:type="simple">禮拜三</text:a></text:p>
            <text:p>(lǐbàisān) </text:p>
          </table:table-cell>
          <table:table-cell office:value-type="string" calcext:value-type="string">
            <text:p><text:a xlink:href="https://omniglot.com/soundfiles/mandarin/thursday1_mandarin.mp3" xlink:type="simple">星期四</text:a></text:p>
            <text:p>(xīngqīsì)</text:p>
            <text:p><text:a xlink:href="https://omniglot.com/soundfiles/mandarin/thursday2_mandarin.mp3" xlink:type="simple">禮拜四</text:a></text:p>
            <text:p>(lǐbàisì) </text:p>
          </table:table-cell>
          <table:table-cell office:value-type="string" calcext:value-type="string">
            <text:p><text:a xlink:href="https://omniglot.com/soundfiles/mandarin/friday1_mandarin.mp3" xlink:type="simple">星期五</text:a></text:p>
            <text:p>(xīngqīwǔ)</text:p>
            <text:p><text:a xlink:href="https://omniglot.com/soundfiles/mandarin/friday2_mandarin.mp3" xlink:type="simple">禮拜五</text:a></text:p>
            <text:p>(lǐbàiwǔ) </text:p>
          </table:table-cell>
          <table:table-cell office:value-type="string" calcext:value-type="string">
            <text:p><text:a xlink:href="https://omniglot.com/soundfiles/mandarin/saturday1_mandarin.mp3" xlink:type="simple">星期六</text:a></text:p>
            <text:p>(xīngqīlìu)</text:p>
            <text:p><text:a xlink:href="https://omniglot.com/soundfiles/mandarin/saturday2_mandarin.mp3" xlink:type="simple">禮拜六</text:a></text:p>
            <text:p>(lǐbàilìu) </text:p>
          </table:table-cell>
          <table:table-cell office:value-type="string" calcext:value-type="string">
            <text:p><text:a xlink:href="https://omniglot.com/soundfiles/mandarin/sunday1_mandarin.mp3" xlink:type="simple">星期日/天</text:a></text:p>
            <text:p>(xīngqīrì/tiān)</text:p>
            <text:p><text:a xlink:href="https://omniglot.com/soundfiles/mandarin/sunday1_mandarin.mp3" xlink:type="simple">禮拜日/天</text:a></text:p>
            <text:p>(lǐbàirì/tiān) </text:p>
          </table:table-cell>
        </table:table-row>
        <table:table-row table:style-name="ro13"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omniglot.com/chinese/taiwanese.htm" xlink:type="simple">Chinese(Taiwanese)</text:a></text:p>
          </table:table-cell>
          <table:table-cell office:value-type="string" calcext:value-type="string">
            <text:p>拜一</text:p>
            <text:p>(pai3-it)</text:p>
          </table:table-cell>
          <table:table-cell office:value-type="string" calcext:value-type="string">
            <text:p>拜二</text:p>
            <text:p>(pai3-ji7)</text:p>
          </table:table-cell>
          <table:table-cell office:value-type="string" calcext:value-type="string">
            <text:p>拜三</text:p>
            <text:p>(pai3-san)</text:p>
          </table:table-cell>
          <table:table-cell office:value-type="string" calcext:value-type="string">
            <text:p>拜四</text:p>
            <text:p>(pai3-si3)</text:p>
          </table:table-cell>
          <table:table-cell office:value-type="string" calcext:value-type="string">
            <text:p>拜五</text:p>
            <text:p>(pai3goo7)</text:p>
          </table:table-cell>
          <table:table-cell office:value-type="string" calcext:value-type="string">
            <text:p>拜六</text:p>
            <text:p>(pai3lak8)</text:p>
          </table:table-cell>
          <table:table-cell office:value-type="string" calcext:value-type="string">
            <text:p>禮拜日</text:p>
            <text:p>(le2-pai3-jit8)</text:p>
          </table:table-cell>
        </table:table-row>
        <table:table-row table:style-name="ro5"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omniglot.com/writing/cornish.htm" xlink:type="simple">Cornish</text:a></text:p>
          </table:table-cell>
          <table:table-cell office:value-type="string" calcext:value-type="string">
            <text:p><text:a xlink:href="https://omniglot.com/soundfiles/cornish/time/monday_kw.mp3" xlink:type="simple">dy'Lun</text:a></text:p>
            <text:p>'moon day'</text:p>
          </table:table-cell>
          <table:table-cell office:value-type="string" calcext:value-type="string">
            <text:p><text:a xlink:href="https://omniglot.com/soundfiles/cornish/time/tuesday_kw.mp3" xlink:type="simple">dy' Meurth</text:a></text:p>
            <text:p>'Mars day'</text:p>
          </table:table-cell>
          <table:table-cell office:value-type="string" calcext:value-type="string">
            <text:p><text:a xlink:href="https://omniglot.com/soundfiles/cornish/time/wednesday_kw.mp3" xlink:type="simple">dy' Mergher</text:a></text:p>
            <text:p>'Mercury day'</text:p>
          </table:table-cell>
          <table:table-cell office:value-type="string" calcext:value-type="string">
            <text:p><text:a xlink:href="https://omniglot.com/soundfiles/cornish/time/thursday_kw.mp3" xlink:type="simple">dy' Yow</text:a></text:p>
            <text:p>'Jupiter day'</text:p>
          </table:table-cell>
          <table:table-cell office:value-type="string" calcext:value-type="string">
            <text:p><text:a xlink:href="https://omniglot.com/soundfiles/cornish/time/friday_kw.mp3" xlink:type="simple">dy' Gwener</text:a></text:p>
            <text:p>'Venus day'</text:p>
          </table:table-cell>
          <table:table-cell office:value-type="string" calcext:value-type="string">
            <text:p><text:a xlink:href="https://omniglot.com/soundfiles/cornish/time/saturday_kw.mp3" xlink:type="simple">dy' Sadorn</text:a></text:p>
            <text:p>'Saturn day'</text:p>
          </table:table-cell>
          <table:table-cell office:value-type="string" calcext:value-type="string">
            <text:p><text:a xlink:href="https://omniglot.com/soundfiles/cornish/time/sunday_kw.mp3" xlink:type="simple">dy' Sul</text:a></text:p>
            <text:p>'sun day'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omniglot.com/writing/corsican.htm" xlink:type="simple">Corsican</text:a></text:p>
          </table:table-cell>
          <table:table-cell office:value-type="string" calcext:value-type="string">
            <text:p>luni</text:p>
          </table:table-cell>
          <table:table-cell office:value-type="string" calcext:value-type="string">
            <text:p>marti</text:p>
          </table:table-cell>
          <table:table-cell office:value-type="string" calcext:value-type="string">
            <text:p>marcuri</text:p>
          </table:table-cell>
          <table:table-cell office:value-type="string" calcext:value-type="string">
            <text:p>ghjovi</text:p>
          </table:table-cell>
          <table:table-cell office:value-type="string" calcext:value-type="string">
            <text:p>venneri</text:p>
          </table:table-cell>
          <table:table-cell office:value-type="string" calcext:value-type="string">
            <text:p>sabbatu</text:p>
          </table:table-cell>
          <table:table-cell office:value-type="string" calcext:value-type="string">
            <text:p>dumenica</text:p>
          </table:table-cell>
        </table:table-row>
        <table:table-row table:style-name="ro14"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omniglot.com/writing/croatian.htm" xlink:type="simple">Croatian</text:a></text:p>
          </table:table-cell>
          <table:table-cell office:value-type="string" calcext:value-type="string">
            <text:p>ponedjeljak</text:p>
            <text:p>'first day </text:p>
            <text:p>after no activities'</text:p>
          </table:table-cell>
          <table:table-cell office:value-type="string" calcext:value-type="string">
            <text:p>utorak</text:p>
            <text:p>'second day </text:p>
            <text:p>after no activities'</text:p>
          </table:table-cell>
          <table:table-cell office:value-type="string" calcext:value-type="string">
            <text:p>srijeda</text:p>
            <text:p>'middle'</text:p>
          </table:table-cell>
          <table:table-cell office:value-type="string" calcext:value-type="string">
            <text:p>četvrtak</text:p>
            <text:p>'fourth working day'</text:p>
          </table:table-cell>
          <table:table-cell office:value-type="string" calcext:value-type="string">
            <text:p>petak</text:p>
            <text:p>'fifth working day'</text:p>
          </table:table-cell>
          <table:table-cell office:value-type="string" calcext:value-type="string">
            <text:p>subota</text:p>
            <text:p>'sabbath'</text:p>
          </table:table-cell>
          <table:table-cell office:value-type="string" calcext:value-type="string">
            <text:p>nedjelja</text:p>
            <text:p>'no activities'</text:p>
          </table:table-cell>
        </table:table-row>
        <table:table-row table:style-name="ro1">
          <table:table-cell/>
          <table:table-cell office:value-type="string" calcext:value-type="string">
            <text:p>Curonian</text:p>
          </table:table-cell>
          <table:table-cell office:value-type="string" calcext:value-type="string">
            <text:p>pirmedien</text:p>
          </table:table-cell>
          <table:table-cell office:value-type="string" calcext:value-type="string">
            <text:p>uoatirdien</text:p>
          </table:table-cell>
          <table:table-cell office:value-type="string" calcext:value-type="string">
            <text:p>trešedien</text:p>
          </table:table-cell>
          <table:table-cell office:value-type="string" calcext:value-type="string">
            <text:p>četirdien</text:p>
          </table:table-cell>
          <table:table-cell office:value-type="string" calcext:value-type="string">
            <text:p>piegdien</text:p>
          </table:table-cell>
          <table:table-cell office:value-type="string" calcext:value-type="string">
            <text:p>pussvêts</text:p>
          </table:table-cell>
          <table:table-cell office:value-type="string" calcext:value-type="string">
            <text:p>svêdiens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omniglot.com/writing/czech.htm" xlink:type="simple">Czech</text:a></text:p>
          </table:table-cell>
          <table:table-cell office:value-type="string" calcext:value-type="string">
            <text:p><text:a xlink:href="https://omniglot.com/soundfiles/czech/time/monday_cz.mp3" xlink:type="simple">pondĕlí</text:a></text:p>
          </table:table-cell>
          <table:table-cell office:value-type="string" calcext:value-type="string">
            <text:p><text:a xlink:href="https://omniglot.com/soundfiles/czech/time/tuesday_cz.mp3" xlink:type="simple">úterý</text:a></text:p>
          </table:table-cell>
          <table:table-cell office:value-type="string" calcext:value-type="string">
            <text:p><text:a xlink:href="https://omniglot.com/soundfiles/czech/time/wednesday_cz.mp3" xlink:type="simple">středa</text:a></text:p>
          </table:table-cell>
          <table:table-cell office:value-type="string" calcext:value-type="string">
            <text:p><text:a xlink:href="https://omniglot.com/soundfiles/czech/time/thursday_cz.mp3" xlink:type="simple">čtvrtek</text:a></text:p>
          </table:table-cell>
          <table:table-cell office:value-type="string" calcext:value-type="string">
            <text:p><text:a xlink:href="https://omniglot.com/soundfiles/czech/time/friday_cz.mp3" xlink:type="simple">pátek</text:a></text:p>
          </table:table-cell>
          <table:table-cell office:value-type="string" calcext:value-type="string">
            <text:p><text:a xlink:href="https://omniglot.com/soundfiles/czech/time/saturday_cz.mp3" xlink:type="simple">sobota</text:a></text:p>
          </table:table-cell>
          <table:table-cell office:value-type="string" calcext:value-type="string">
            <text:p><text:a xlink:href="https://omniglot.com/soundfiles/czech/time/sunday_cz.mp3" xlink:type="simple">nedĕle</text:a>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omniglot.com/writing/danish.htm" xlink:type="simple">Danish</text:a></text:p>
          </table:table-cell>
          <table:table-cell office:value-type="string" calcext:value-type="string">
            <text:p>mandag</text:p>
          </table:table-cell>
          <table:table-cell office:value-type="string" calcext:value-type="string">
            <text:p>tirsdag</text:p>
          </table:table-cell>
          <table:table-cell office:value-type="string" calcext:value-type="string">
            <text:p>onsdag</text:p>
          </table:table-cell>
          <table:table-cell office:value-type="string" calcext:value-type="string">
            <text:p>torsdag</text:p>
          </table:table-cell>
          <table:table-cell office:value-type="string" calcext:value-type="string">
            <text:p>fredag</text:p>
          </table:table-cell>
          <table:table-cell office:value-type="string" calcext:value-type="string">
            <text:p>lørdag</text:p>
          </table:table-cell>
          <table:table-cell office:value-type="string" calcext:value-type="string">
            <text:p>søndag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omniglot.com/writing/dutch.htm" xlink:type="simple">Dutch</text:a></text:p>
          </table:table-cell>
          <table:table-cell office:value-type="string" calcext:value-type="string">
            <text:p>maandag</text:p>
          </table:table-cell>
          <table:table-cell office:value-type="string" calcext:value-type="string">
            <text:p>dinsdag</text:p>
          </table:table-cell>
          <table:table-cell office:value-type="string" calcext:value-type="string">
            <text:p>woensdag</text:p>
          </table:table-cell>
          <table:table-cell office:value-type="string" calcext:value-type="string">
            <text:p>donderdag</text:p>
          </table:table-cell>
          <table:table-cell office:value-type="string" calcext:value-type="string">
            <text:p>vrijdag</text:p>
          </table:table-cell>
          <table:table-cell office:value-type="string" calcext:value-type="string">
            <text:p>zaterdag</text:p>
          </table:table-cell>
          <table:table-cell office:value-type="string" calcext:value-type="string">
            <text:p>zondag</text:p>
          </table:table-cell>
        </table:table-row>
        <table:table-row table:style-name="ro13"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omniglot.com/writing/dzongkha.php" xlink:type="simple">Dzongkha</text:a></text:p>
          </table:table-cell>
          <table:table-cell office:value-type="string" calcext:value-type="string">
            <text:p>གཟའ་མིག་དམར་</text:p>
          </table:table-cell>
          <table:table-cell office:value-type="string" calcext:value-type="string">
            <text:p>གཟའ་ལྷག་པ་</text:p>
          </table:table-cell>
          <table:table-cell office:value-type="string" calcext:value-type="string">
            <text:p>གཟའ་ཕུར་བུ་</text:p>
          </table:table-cell>
          <table:table-cell office:value-type="string" calcext:value-type="string">
            <text:p>གཟའ་པ་སངས་</text:p>
          </table:table-cell>
          <table:table-cell office:value-type="string" calcext:value-type="string">
            <text:p>གཟའ་སྤེན་པ་ </text:p>
          </table:table-cell>
          <table:table-cell office:value-type="string" calcext:value-type="string">
            <text:p>གཟའ་ཉི་མ་ </text:p>
          </table:table-cell>
          <table:table-cell office:value-type="string" calcext:value-type="string">
            <text:p>གཟའ་ཟླ་བ་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omniglot.com/writing/estonian.htm" xlink:type="simple">Estonian</text:a></text:p>
          </table:table-cell>
          <table:table-cell office:value-type="string" calcext:value-type="string">
            <text:p>esmaspäev</text:p>
          </table:table-cell>
          <table:table-cell office:value-type="string" calcext:value-type="string">
            <text:p>teisipäev</text:p>
          </table:table-cell>
          <table:table-cell office:value-type="string" calcext:value-type="string">
            <text:p>kolmapäev</text:p>
          </table:table-cell>
          <table:table-cell office:value-type="string" calcext:value-type="string">
            <text:p>neljapäev</text:p>
          </table:table-cell>
          <table:table-cell office:value-type="string" calcext:value-type="string">
            <text:p>reede</text:p>
          </table:table-cell>
          <table:table-cell office:value-type="string" calcext:value-type="string">
            <text:p>laupäev</text:p>
          </table:table-cell>
          <table:table-cell office:value-type="string" calcext:value-type="string">
            <text:p>pühapäev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omniglot.com/writing/faroese.htm" xlink:type="simple">Faroese</text:a></text:p>
          </table:table-cell>
          <table:table-cell office:value-type="string" calcext:value-type="string">
            <text:p>mánadagur</text:p>
          </table:table-cell>
          <table:table-cell office:value-type="string" calcext:value-type="string">
            <text:p>týsdagur</text:p>
          </table:table-cell>
          <table:table-cell office:value-type="string" calcext:value-type="string">
            <text:p>mikudagur</text:p>
          </table:table-cell>
          <table:table-cell office:value-type="string" calcext:value-type="string">
            <text:p>hósdagur</text:p>
          </table:table-cell>
          <table:table-cell office:value-type="string" calcext:value-type="string">
            <text:p>fríggjadagur</text:p>
          </table:table-cell>
          <table:table-cell office:value-type="string" calcext:value-type="string">
            <text:p>leygardagur</text:p>
          </table:table-cell>
          <table:table-cell office:value-type="string" calcext:value-type="string">
            <text:p>sunnudagur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omniglot.com/writing/fijian.htm" xlink:type="simple">Fijian</text:a></text:p>
          </table:table-cell>
          <table:table-cell office:value-type="string" calcext:value-type="string">
            <text:p>Mōniti</text:p>
          </table:table-cell>
          <table:table-cell office:value-type="string" calcext:value-type="string">
            <text:p>Tūsiti</text:p>
          </table:table-cell>
          <table:table-cell office:value-type="string" calcext:value-type="string">
            <text:p>Vukelulu</text:p>
          </table:table-cell>
          <table:table-cell office:value-type="string" calcext:value-type="string">
            <text:p>Lotulevu</text:p>
          </table:table-cell>
          <table:table-cell office:value-type="string" calcext:value-type="string">
            <text:p>Vakaraubuka</text:p>
          </table:table-cell>
          <table:table-cell office:value-type="string" calcext:value-type="string">
            <text:p>Vakarauwai</text:p>
          </table:table-cell>
          <table:table-cell office:value-type="string" calcext:value-type="string">
            <text:p>Sigasade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omniglot.com/writing/finnish.htm" xlink:type="simple">Finnish</text:a></text:p>
          </table:table-cell>
          <table:table-cell office:value-type="string" calcext:value-type="string">
            <text:p>maanantai</text:p>
          </table:table-cell>
          <table:table-cell office:value-type="string" calcext:value-type="string">
            <text:p>tiistai</text:p>
          </table:table-cell>
          <table:table-cell office:value-type="string" calcext:value-type="string">
            <text:p>keskiviikko</text:p>
          </table:table-cell>
          <table:table-cell office:value-type="string" calcext:value-type="string">
            <text:p>torstai</text:p>
          </table:table-cell>
          <table:table-cell office:value-type="string" calcext:value-type="string">
            <text:p>perjantai</text:p>
          </table:table-cell>
          <table:table-cell office:value-type="string" calcext:value-type="string">
            <text:p>lauantai</text:p>
          </table:table-cell>
          <table:table-cell office:value-type="string" calcext:value-type="string">
            <text:p>sunnuntai</text:p>
          </table:table-cell>
        </table:table-row>
        <table:table-row table:style-name="ro9"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omniglot.com/writing/french.htm" xlink:type="simple">French</text:a></text:p>
          </table:table-cell>
          <table:table-cell office:value-type="string" calcext:value-type="string">
            <text:p>lundi</text:p>
            <text:p>'moon day'</text:p>
          </table:table-cell>
          <table:table-cell office:value-type="string" calcext:value-type="string">
            <text:p>mardi</text:p>
            <text:p>'Mars day'</text:p>
          </table:table-cell>
          <table:table-cell office:value-type="string" calcext:value-type="string">
            <text:p>mercredi</text:p>
            <text:p>'Mercury day'</text:p>
          </table:table-cell>
          <table:table-cell office:value-type="string" calcext:value-type="string">
            <text:p>jeudi</text:p>
            <text:p>'Jupiter day'</text:p>
          </table:table-cell>
          <table:table-cell office:value-type="string" calcext:value-type="string">
            <text:p>vendredi</text:p>
            <text:p>'Venus day'</text:p>
          </table:table-cell>
          <table:table-cell office:value-type="string" calcext:value-type="string">
            <text:p>samedi</text:p>
            <text:p>'day of the Sabbath'</text:p>
          </table:table-cell>
          <table:table-cell office:value-type="string" calcext:value-type="string">
            <text:p>dimanche</text:p>
            <text:p>'day of the Lord'</text:p>
          </table:table-cell>
        </table:table-row>
        <table:table-row table:style-name="ro5">
          <table:table-cell/>
          <table:table-cell office:value-type="string" calcext:value-type="string">
            <text:p><text:a xlink:href="https://omniglot.com/writing/frisian.htm" xlink:type="simple">Frisian</text:a></text:p>
            <text:p>(North)</text:p>
          </table:table-cell>
          <table:table-cell office:value-type="string" calcext:value-type="string">
            <text:p>monnendei</text:p>
          </table:table-cell>
          <table:table-cell office:value-type="string" calcext:value-type="string">
            <text:p>tirsdei</text:p>
          </table:table-cell>
          <table:table-cell office:value-type="string" calcext:value-type="string">
            <text:p>winsdei</text:p>
          </table:table-cell>
          <table:table-cell office:value-type="string" calcext:value-type="string">
            <text:p>türsdei</text:p>
          </table:table-cell>
          <table:table-cell office:value-type="string" calcext:value-type="string">
            <text:p>frideisennin</text:p>
          </table:table-cell>
          <table:table-cell office:value-type="string" calcext:value-type="string">
            <text:p>sennin</text:p>
          </table:table-cell>
          <table:table-cell office:value-type="string" calcext:value-type="string">
            <text:p>sennedei</text:p>
          </table:table-cell>
        </table:table-row>
        <table:table-row table:style-name="ro5">
          <table:table-cell/>
          <table:table-cell office:value-type="string" calcext:value-type="string">
            <text:p><text:a xlink:href="https://omniglot.com/writing/frisian.htm" xlink:type="simple">Frisian</text:a></text:p>
            <text:p>(Saterfrisian)</text:p>
          </table:table-cell>
          <table:table-cell office:value-type="string" calcext:value-type="string">
            <text:p>Moundai</text:p>
          </table:table-cell>
          <table:table-cell office:value-type="string" calcext:value-type="string">
            <text:p>Täisdai</text:p>
          </table:table-cell>
          <table:table-cell office:value-type="string" calcext:value-type="string">
            <text:p>Midwiek</text:p>
          </table:table-cell>
          <table:table-cell office:value-type="string" calcext:value-type="string">
            <text:p>Tuunsdai</text:p>
          </table:table-cell>
          <table:table-cell office:value-type="string" calcext:value-type="string">
            <text:p>Fräindai</text:p>
          </table:table-cell>
          <table:table-cell office:value-type="string" calcext:value-type="string">
            <text:p>Snäiwende</text:p>
          </table:table-cell>
          <table:table-cell office:value-type="string" calcext:value-type="string">
            <text:p>Sundai</text:p>
          </table:table-cell>
        </table:table-row>
        <table:table-row table:style-name="ro5"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omniglot.com/writing/frisian.htm" xlink:type="simple">Frisian</text:a></text:p>
            <text:p>(West)</text:p>
          </table:table-cell>
          <table:table-cell office:value-type="string" calcext:value-type="string">
            <text:p>Moandei</text:p>
          </table:table-cell>
          <table:table-cell office:value-type="string" calcext:value-type="string">
            <text:p>Tiisdei</text:p>
          </table:table-cell>
          <table:table-cell office:value-type="string" calcext:value-type="string">
            <text:p>Woansdei</text:p>
          </table:table-cell>
          <table:table-cell office:value-type="string" calcext:value-type="string">
            <text:p>Tongersdei</text:p>
          </table:table-cell>
          <table:table-cell office:value-type="string" calcext:value-type="string">
            <text:p>Freed</text:p>
          </table:table-cell>
          <table:table-cell office:value-type="string" calcext:value-type="string">
            <text:p>Sneon</text:p>
          </table:table-cell>
          <table:table-cell office:value-type="string" calcext:value-type="string">
            <text:p>Snein</text:p>
          </table:table-cell>
        </table:table-row>
        <table:table-row table:style-name="ro1">
          <table:table-cell/>
          <table:table-cell office:value-type="string" calcext:value-type="string">
            <text:p><text:a xlink:href="https://omniglot.com/writing/friulian.htm" xlink:type="simple">Friulian</text:a></text:p>
          </table:table-cell>
          <table:table-cell office:value-type="string" calcext:value-type="string">
            <text:p>lunis</text:p>
          </table:table-cell>
          <table:table-cell office:value-type="string" calcext:value-type="string">
            <text:p>martars</text:p>
          </table:table-cell>
          <table:table-cell office:value-type="string" calcext:value-type="string">
            <text:p>miercus</text:p>
          </table:table-cell>
          <table:table-cell office:value-type="string" calcext:value-type="string">
            <text:p>joibe</text:p>
          </table:table-cell>
          <table:table-cell office:value-type="string" calcext:value-type="string">
            <text:p>vinars</text:p>
          </table:table-cell>
          <table:table-cell office:value-type="string" calcext:value-type="string">
            <text:p>sàbide</text:p>
          </table:table-cell>
          <table:table-cell office:value-type="string" calcext:value-type="string">
            <text:p>dome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3:53:11.368297987</meta:creation-date>
    <dc:date>2023-04-15T14:32:54.864806258</dc:date>
    <meta:editing-duration>PT7M22S</meta:editing-duration>
    <meta:editing-cycles>2</meta:editing-cycles>
    <meta:generator>LibreOffice/6.4.7.2$Linux_X86_64 LibreOffice_project/40$Build-2</meta:generator>
    <meta:document-statistic meta:table-count="2" meta:cell-count="876" meta:object-count="0"/>
  </office:meta>
</office:document-meta>
</file>